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41D000001DBCBE1639B.png" manifest:media-type="image/png"/>
  <manifest:file-entry manifest:full-path="Pictures/10000001000001090000006F65585C7C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pitch="fixed"/>
    <style:font-face style:name="Liberation Mono2" svg:font-family="'Liberation Mono'" style:font-family-generic="modern" style:font-pitch="fixed"/>
    <style:font-face style:name="Liberation Mono3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adornments="Regular" style:font-family-generic="swiss"/>
    <style:font-face style:name="Liberation Serif" svg:font-family="'Liberation Serif'" style:font-adornments="Regular" style:font-family-generic="roman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Symbola" svg:font-family="Symbola" style:font-adornments="Regular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Fine_20_Dashed" draw:marker-end="" draw:marker-end-width="0.3cm" draw:fill="none" draw:textarea-vertical-align="middle" loext:decorative="false"/>
    </style:style>
    <style:style style:name="gr5" style:family="graphic" style:parent-style-name="standard">
      <style:graphic-properties svg:stroke-color="#000000" draw:fill-color="#ffffcc" draw:textarea-horizontal-align="justify" draw:textarea-vertical-align="middle" draw:auto-grow-height="false" fo:min-height="0.644cm" fo:min-width="2.54cm" fo:wrap-option="no-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11.212cm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draw:textarea-vertical-align="middle" draw:auto-grow-height="false" fo:min-height="3.328cm" fo:min-width="0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f0e6ff" draw:opacity="100%" draw:textarea-horizontal-align="left" draw:textarea-vertical-align="top" draw:auto-grow-height="false" fo:min-height="8.95cm" fo:min-width="8.136cm" draw:shadow-opacity="50%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cccccc" draw:opacity="100%" draw:fill-image-width="0cm" draw:fill-image-height="0cm" draw:textarea-horizontal-align="center" draw:textarea-vertical-align="bottom" draw:auto-grow-height="false" fo:min-height="4.999cm" fo:min-width="2.044cm" draw:shadow-opacity="50%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cccccc" draw:opacity="100%" draw:fill-image-width="0cm" draw:fill-image-height="0cm" draw:textarea-horizontal-align="center" draw:textarea-vertical-align="bottom" draw:auto-grow-height="false" fo:min-height="2.967cm" fo:min-width="2.044cm" draw:shadow-opacity="50%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cfe7f5" draw:opacity="50%" draw:textarea-horizontal-align="left" draw:textarea-vertical-align="middle" draw:auto-grow-height="false" fo:min-height="1.356cm" fo:min-width="13.806cm" draw:shadow-opacity="50%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f0e6ff" draw:textarea-horizontal-align="justify" draw:textarea-vertical-align="middle" draw:auto-grow-height="false" fo:min-height="0.608cm" fo:min-width="1.45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-color="#f0e6ff" draw:textarea-horizontal-align="justify" draw:textarea-vertical-align="middle" draw:auto-grow-height="false" fo:min-height="0.608cm" fo:min-width="1.443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608cm" fo:min-width="1.444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-color="#ffffcc" draw:textarea-horizontal-align="justify" draw:textarea-vertical-align="middle" draw:auto-grow-height="false" fo:min-height="0.856cm" fo:min-width="1.107cm" fo:wrap-option="no-wrap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ffffcc" draw:textarea-horizontal-align="justify" draw:textarea-vertical-align="middle" draw:auto-grow-height="false" fo:min-height="0.363cm" fo:min-width="1.107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-color="#ffffcc" draw:textarea-horizontal-align="justify" draw:textarea-vertical-align="middle" draw:auto-grow-height="false" fo:min-height="0.363cm" fo:min-width="1.943cm" fo:wrap-option="no-wrap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-color="#ffffcc" draw:textarea-horizontal-align="justify" draw:textarea-vertical-align="middle" draw:auto-grow-height="false" fo:min-height="0.364cm" fo:min-width="1.476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2.424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marker-end="Arrow_20_concave" draw:marker-end-width="0.3cm" draw:textarea-vertical-align="middle" loext:decorative="false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top" draw:auto-grow-height="false" fo:min-height="8.728cm" fo:min-width="7.178cm" style:writing-mode="lr-tb" loext:decorative="false"/>
      <style:paragraph-properties style:writing-mode="lr-tb"/>
    </style:style>
    <style:style style:name="gr22" style:family="graphic">
      <style:graphic-properties style:writing-mode="lr-tb" loext:decorative="false"/>
    </style:style>
    <style:style style:name="gr23" style:family="graphic" style:parent-style-name="standard">
      <style:graphic-properties svg:stroke-color="#000000" draw:fill-color="#eeeeee" draw:textarea-horizontal-align="justify" draw:textarea-vertical-align="top" draw:auto-grow-height="false" fo:min-height="3.12cm" fo:min-width="4.478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2.426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draw:textarea-vertical-align="middle" draw:auto-grow-height="false" fo:min-height="2.822cm" fo:min-width="0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4cm" fo:min-width="4.621cm" loext:decorative="false"/>
      <style:paragraph-properties style:writing-mode="lr-tb"/>
    </style:style>
    <style:style style:name="gr27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 loext:decorative="false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 loext:decorative="false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 loext:decorative="false"/>
    </style:style>
    <style:style style:name="gr30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 loext:decorative="false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 loext:decorative="fals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 loext:decorative="false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 loext:decorative="false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title">
      <style:graphic-properties fo:min-height="1.741cm" loext:decorative="false"/>
      <style:paragraph-properties style:writing-mode="lr-tb"/>
    </style:style>
    <style:style style:name="pr7" style:family="presentation" style:parent-style-name="master-outline1">
      <style:graphic-properties fo:min-height="14.15cm" loext:decorative="false"/>
      <style:paragraph-properties style:writing-mode="lr-tb"/>
    </style:style>
    <style:style style:name="pr8" style:family="presentation" style:parent-style-name="master-notes">
      <style:graphic-properties draw:fill-color="#ffffff" fo:min-height="15.121cm" loext:decorative="false"/>
      <style:paragraph-properties style:writing-mode="lr-tb"/>
    </style:style>
    <style:style style:name="pr9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1" style:family="presentation" style:parent-style-name="master-notes">
      <style:graphic-properties draw:fill-color="#ffffff" draw:auto-grow-height="true" fo:min-height="14.166cm" loext:decorative="false"/>
      <style:paragraph-properties style:writing-mode="lr-tb"/>
    </style:style>
    <style:style style:name="pr12" style:family="presentation" style:parent-style-name="master-notes">
      <style:graphic-properties draw:fill-color="#ffffff" draw:auto-grow-height="true" fo:min-height="14.566cm" loext:decorative="false"/>
      <style:paragraph-properties style:writing-mode="lr-tb"/>
    </style:style>
    <style:style style:name="pr13" style:family="presentation" style:parent-style-name="master-notes">
      <style:graphic-properties draw:fill-color="#ffffff" fo:min-height="14.721cm" loext:decorative="false"/>
      <style:paragraph-properties style:writing-mode="lr-tb"/>
    </style:style>
    <style:style style:name="pr14" style:family="presentation" style:parent-style-name="master-notes">
      <style:graphic-properties draw:fill-color="#ffffff" fo:min-height="15.321cm" loext:decorative="false"/>
      <style:paragraph-properties style:writing-mode="lr-tb"/>
    </style:style>
    <style:style style:name="pr15" style:family="presentation" style:parent-style-name="master-notes">
      <style:graphic-properties draw:fill-color="#ffffff" fo:min-height="14.921cm" loext:decorative="false"/>
      <style:paragraph-properties style:writing-mode="lr-tb"/>
    </style:style>
    <style:style style:name="pr16" style:family="presentation" style:parent-style-name="master-outline1">
      <style:graphic-properties loext:decorative="false"/>
      <style:paragraph-properties style:writing-mode="lr-tb"/>
    </style:style>
    <style:style style:name="pr17" style:family="presentation" style:parent-style-name="master-outline1" style:list-style-name="L7">
      <style:graphic-properties fo:min-height="14.15cm" loext:decorative="false"/>
      <style:paragraph-properties style:writing-mode="lr-tb"/>
    </style:style>
    <style:style style:name="pr18" style:family="presentation" style:parent-style-name="master-notes">
      <style:graphic-properties draw:fill-color="#ffffff" fo:min-height="14.849cm" loext:decorative="false"/>
      <style:paragraph-properties style:writing-mode="lr-tb"/>
    </style:style>
    <style:style style:name="pr19" style:family="presentation" style:parent-style-name="master-outline1" style:list-style-name="L5">
      <style:graphic-properties fo:min-height="14.15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top="0cm" fo:margin-bottom="0.4cm" loext:tab-stop-distance="0cm">
        <style:tab-stops>
          <style:tab-stop style:position="9.993cm"/>
        </style:tab-stops>
      </style:paragraph-properties>
    </style:style>
    <style:style style:name="P13" style:family="paragraph">
      <style:paragraph-properties fo:margin-left="0cm" fo:margin-right="0cm" fo:margin-top="0cm" fo:margin-bottom="0.5cm" fo:text-indent="0cm" loext:tab-stop-distance="0cm">
        <style:tab-stops>
          <style:tab-stop style:position="9.993cm"/>
        </style:tab-stops>
      </style:paragraph-properties>
    </style:style>
    <style:style style:name="P14" style:family="paragraph">
      <style:paragraph-properties fo:margin-top="0cm" fo:margin-bottom="0.2cm" loext:tab-stop-distance="0cm">
        <style:tab-stops>
          <style:tab-stop style:position="7.903cm"/>
        </style:tab-stops>
      </style:paragraph-properties>
    </style:style>
    <style:style style:name="P15" style:family="paragraph">
      <style:paragraph-properties fo:margin-top="0cm" fo:margin-bottom="0.3cm" loext:tab-stop-distance="0cm">
        <style:tab-stops>
          <style:tab-stop style:position="9.993cm"/>
        </style:tab-stops>
      </style:paragraph-properties>
    </style:style>
    <style:style style:name="P16" style:family="paragraph">
      <style:paragraph-properties loext:tab-stop-distance="0cm">
        <style:tab-stops>
          <style:tab-stop style:position="9.993cm"/>
        </style:tab-stops>
      </style:paragraph-properties>
    </style:style>
    <style:style style:name="P17" style:family="paragraph">
      <style:paragraph-properties fo:margin-top="0cm" fo:margin-bottom="0.1cm"/>
    </style:style>
    <style:style style:name="P18" style:family="paragraph">
      <style:paragraph-properties fo:margin-left="0cm" fo:margin-right="0cm" fo:margin-top="0cm" fo:margin-bottom="0.2cm" fo:text-indent="0cm"/>
    </style:style>
    <style:style style:name="P19" style:family="paragraph">
      <style:paragraph-properties fo:margin-left="0cm" fo:margin-right="0cm" fo:margin-top="0cm" fo:margin-bottom="0.2cm" fo:text-indent="-0.6cm"/>
    </style:style>
    <style:style style:name="P20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text-align="start"/>
      <style:text-properties style:font-name="Liberation Mono2" fo:font-size="18pt"/>
    </style:style>
    <style:style style:name="P22" style:family="paragraph">
      <style:paragraph-properties fo:margin-top="0cm" fo:margin-bottom="1.6cm"/>
    </style:style>
    <style:style style:name="P23" style:family="paragraph">
      <style:paragraph-properties fo:margin-top="0cm" fo:margin-bottom="0cm"/>
    </style:style>
    <style:style style:name="P24" style:family="paragraph">
      <style:paragraph-properties fo:margin-top="0cm" fo:margin-bottom="1.5cm"/>
    </style:style>
    <style:style style:name="P25" style:family="paragraph">
      <style:paragraph-properties fo:margin-top="0cm" fo:margin-bottom="0.1cm" loext:tab-stop-distance="0cm">
        <style:tab-stops>
          <style:tab-stop style:position="9.49cm"/>
        </style:tab-stops>
      </style:paragraph-properties>
    </style:style>
    <style:style style:name="P26" style:family="paragraph">
      <style:paragraph-properties fo:margin-top="0cm" fo:margin-bottom="0.4cm" loext:tab-stop-distance="0cm">
        <style:tab-stops>
          <style:tab-stop style:position="9.49cm"/>
        </style:tab-stops>
      </style:paragraph-properties>
    </style:style>
    <style:style style:name="P27" style:family="paragraph">
      <style:paragraph-properties fo:margin-top="0cm" fo:margin-bottom="0cm" loext:tab-stop-distance="0cm">
        <style:tab-stops>
          <style:tab-stop style:position="4.705cm"/>
          <style:tab-stop style:position="14.915cm"/>
        </style:tab-stops>
      </style:paragraph-properties>
    </style:style>
    <style:style style:name="P28" style:family="paragraph">
      <style:paragraph-properties fo:margin-top="0cm" fo:margin-bottom="0.4cm"/>
      <style:text-properties fo:font-size="28pt" style:font-size-asian="28pt" style:font-size-complex="28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center" style:writing-mode="lr-tb"/>
      <style:text-properties fo:font-size="12pt" style:font-size-asian="12pt" style:font-size-complex="12pt"/>
    </style:style>
    <style:style style:name="P31" style:family="paragraph">
      <loext:graphic-properties draw:fill-color="#ffffcc"/>
      <style:paragraph-properties fo:text-align="center" style:writing-mode="lr-tb"/>
      <style:text-properties fo:font-size="12pt" style:font-size-asian="12pt" style:font-size-complex="12pt"/>
    </style:style>
    <style:style style:name="P32" style:family="paragraph">
      <style:text-properties fo:font-size="28pt" style:font-size-asian="28pt" style:font-size-complex="28pt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/>
      <style:text-properties style:font-name="Liberation Serif1"/>
    </style:style>
    <style:style style:name="P35" style:family="paragraph">
      <style:text-properties fo:color="#000000" loext:opacity="100%"/>
    </style:style>
    <style:style style:name="P36" style:family="paragraph">
      <style:paragraph-properties fo:margin-top="0cm" fo:margin-bottom="0.2cm"/>
    </style:style>
    <style:style style:name="P37" style:family="paragraph">
      <style:paragraph-properties fo:margin-top="0cm" fo:margin-bottom="0.2cm" loext:tab-stop-distance="0cm">
        <style:tab-stops>
          <style:tab-stop style:position="5.997cm"/>
        </style:tab-stops>
      </style:paragraph-properties>
    </style:style>
    <style:style style:name="P38" style:family="paragraph">
      <style:paragraph-properties fo:margin-top="0cm" fo:margin-bottom="0.5cm" loext:tab-stop-distance="0cm">
        <style:tab-stops>
          <style:tab-stop style:position="5.997cm"/>
        </style:tab-stops>
      </style:paragraph-properties>
    </style:style>
    <style:style style:name="P39" style:family="paragraph">
      <style:paragraph-properties fo:text-align="center" style:writing-mode="lr-tb"/>
      <style:text-properties style:font-name="Liberation Serif1"/>
    </style:style>
    <style:style style:name="P40" style:family="paragraph">
      <loext:graphic-properties draw:fill="none"/>
      <style:paragraph-properties fo:text-align="center" style:writing-mode="lr-tb"/>
      <style:text-properties style:font-name="Liberation Serif1"/>
    </style:style>
    <style:style style:name="P41" style:family="paragraph">
      <style:paragraph-properties fo:margin-top="0cm" fo:margin-bottom="7.6cm" loext:tab-stop-distance="0cm">
        <style:tab-stops>
          <style:tab-stop style:position="6.002cm"/>
          <style:tab-stop style:position="9.486cm"/>
          <style:tab-stop style:position="13.003cm"/>
        </style:tab-stops>
      </style:paragraph-properties>
    </style:style>
    <style:style style:name="P42" style:family="paragraph">
      <style:paragraph-properties fo:margin-top="0cm" fo:margin-bottom="0.4cm" loext:tab-stop-distance="0cm">
        <style:tab-stops>
          <style:tab-stop style:position="6.002cm"/>
          <style:tab-stop style:position="9.486cm"/>
          <style:tab-stop style:position="13.003cm"/>
        </style:tab-stops>
      </style:paragraph-properties>
    </style:style>
    <style:style style:name="P43" style:family="paragraph">
      <style:paragraph-properties fo:margin-left="0cm" fo:margin-right="0cm" fo:margin-top="0cm" fo:margin-bottom="0cm" fo:line-height="100%" fo:text-indent="0cm" loext:tab-stop-distance="0cm">
        <style:tab-stops>
          <style:tab-stop style:position="6.689cm"/>
          <style:tab-stop style:position="9.986cm"/>
          <style:tab-stop style:position="13.186cm"/>
        </style:tab-stops>
      </style:paragraph-properties>
    </style:style>
    <style:style style:name="P44" style:family="paragraph">
      <style:paragraph-properties fo:margin-left="0cm" fo:margin-right="0cm" fo:margin-top="0cm" fo:margin-bottom="0.5cm" fo:line-height="100%" fo:text-indent="0cm" loext:tab-stop-distance="0cm">
        <style:tab-stops>
          <style:tab-stop style:position="6.689cm"/>
          <style:tab-stop style:position="9.986cm"/>
          <style:tab-stop style:position="13.186cm"/>
        </style:tab-stops>
      </style:paragraph-properties>
    </style:style>
    <style:style style:name="P45" style:family="paragraph">
      <style:paragraph-properties fo:text-align="center" style:writing-mode="lr-tb"/>
      <style:text-properties fo:font-size="18pt" style:font-size-asian="18pt" style:font-size-complex="18pt"/>
    </style:style>
    <style:style style:name="P46" style:family="paragraph">
      <loext:graphic-properties draw:fill-color="#f0e6ff" draw:opacity="100%"/>
      <style:paragraph-properties fo:text-align="center" style:writing-mode="lr-tb"/>
      <style:text-properties fo:font-size="18pt" style:font-size-asian="18pt" style:font-size-complex="18pt"/>
    </style:style>
    <style:style style:name="P47" style:family="paragraph">
      <style:paragraph-properties fo:text-align="start" style:writing-mode="lr-tb"/>
      <style:text-properties fo:font-size="14pt" style:font-size-asian="14pt" style:font-size-complex="14pt"/>
    </style:style>
    <style:style style:name="P48" style:family="paragraph">
      <loext:graphic-properties draw:fill-color="#cccccc" draw:opacity="100%" draw:fill-image-width="0cm" draw:fill-image-height="0cm"/>
      <style:paragraph-properties fo:text-align="start" style:writing-mode="lr-tb"/>
      <style:text-properties fo:font-size="14pt" style:font-size-asian="14pt" style:font-size-complex="14pt"/>
    </style:style>
    <style:style style:name="P49" style:family="paragraph">
      <style:paragraph-properties fo:text-align="start" style:writing-mode="lr-tb"/>
      <style:text-properties fo:font-size="14pt" style:font-size-asian="16pt" style:font-size-complex="16pt"/>
    </style:style>
    <style:style style:name="P50" style:family="paragraph">
      <loext:graphic-properties draw:fill-color="#cfe7f5" draw:opacity="50%"/>
      <style:paragraph-properties fo:text-align="start" style:writing-mode="lr-tb"/>
      <style:text-properties fo:font-size="14pt" style:font-size-asian="16pt" style:font-size-complex="16pt"/>
    </style:style>
    <style:style style:name="P51" style:family="paragraph">
      <style:paragraph-properties fo:text-align="center" style:writing-mode="lr-tb"/>
      <style:text-properties fo:font-size="10pt" style:font-size-asian="10pt" style:font-size-complex="10pt"/>
    </style:style>
    <style:style style:name="P52" style:family="paragraph">
      <loext:graphic-properties draw:fill-color="#f0e6ff"/>
      <style:paragraph-properties fo:text-align="center" style:writing-mode="lr-tb"/>
      <style:text-properties fo:font-size="10pt" style:font-size-asian="10pt" style:font-size-complex="10pt"/>
    </style:style>
    <style:style style:name="P53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54" style:family="paragraph">
      <style:paragraph-properties fo:text-align="center" style:writing-mode="lr-tb"/>
      <style:text-properties fo:font-size="13pt" style:font-size-asian="13pt" style:font-size-complex="13pt"/>
    </style:style>
    <style:style style:name="P55" style:family="paragraph">
      <loext:graphic-properties draw:fill-color="#ffffcc"/>
      <style:paragraph-properties fo:text-align="center" style:writing-mode="lr-tb"/>
      <style:text-properties fo:font-size="13pt" style:font-size-asian="13pt" style:font-size-complex="13pt"/>
    </style:style>
    <style:style style:name="P56" style:family="paragraph">
      <style:paragraph-properties fo:margin-left="0cm" fo:margin-right="0cm" fo:margin-top="0cm" fo:margin-bottom="0.2cm" fo:text-indent="0cm"/>
      <style:text-properties fo:hyphenate="false" loext:hyphenation-no-caps="false"/>
    </style:style>
    <style:style style:name="P57" style:family="paragraph">
      <style:paragraph-properties fo:margin-top="0cm" fo:margin-bottom="0.5cm" loext:tab-stop-distance="0cm">
        <style:tab-stops>
          <style:tab-stop style:position="9.993cm"/>
        </style:tab-stops>
      </style:paragraph-properties>
    </style:style>
    <style:style style:name="P58" style:family="paragraph">
      <style:paragraph-properties fo:text-align="center" style:writing-mode="lr-tb"/>
      <style:text-properties fo:font-size="20pt" style:font-size-asian="20pt" style:font-size-complex="20pt"/>
    </style:style>
    <style:style style:name="P59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60" style:family="paragraph">
      <style:paragraph-properties fo:text-align="center"/>
    </style:style>
    <style:style style:name="P61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62" style:family="paragraph">
      <style:paragraph-properties fo:text-align="center" style:writing-mode="lr-tb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63" style:family="paragraph">
      <loext:graphic-properties draw:fill-color="#ffffff"/>
      <style:paragraph-properties fo:text-align="center" style:writing-mode="lr-tb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64" style:family="paragraph">
      <style:paragraph-properties fo:margin-top="0cm" fo:margin-bottom="3cm" loext:tab-stop-distance="0cm">
        <style:tab-stops>
          <style:tab-stop style:position="9.993cm"/>
        </style:tab-stops>
      </style:paragraph-properties>
    </style:style>
    <style:style style:name="P65" style:family="paragraph">
      <style:paragraph-properties fo:text-align="center"/>
      <style:text-properties style:font-name="Liberation Sans"/>
    </style:style>
    <style:style style:name="P66" style:family="paragraph">
      <loext:graphic-properties draw:fill-color="#eeeeee"/>
      <style:paragraph-properties fo:text-align="center" style:writing-mode="lr-tb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67" style:family="paragraph">
      <style:paragraph-properties fo:margin-top="0cm" fo:margin-bottom="0.4cm" loext:tab-stop-distance="0cm">
        <style:tab-stops>
          <style:tab-stop style:position="11.906cm"/>
          <style:tab-stop style:position="12.915cm"/>
        </style:tab-stops>
      </style:paragraph-properties>
    </style:style>
    <style:style style:name="P68" style:family="paragraph">
      <style:paragraph-properties fo:margin-top="0cm" fo:margin-bottom="0.2cm" loext:tab-stop-distance="0cm">
        <style:tab-stops>
          <style:tab-stop style:position="11.906cm"/>
          <style:tab-stop style:position="12.915cm"/>
        </style:tab-stops>
      </style:paragraph-properties>
    </style:style>
    <style:style style:name="P69" style:family="paragraph">
      <style:paragraph-properties fo:margin-top="0cm" fo:margin-bottom="0cm" loext:tab-stop-distance="0cm">
        <style:tab-stops>
          <style:tab-stop style:position="11.906cm"/>
          <style:tab-stop style:position="12.915cm"/>
        </style:tab-stops>
      </style:paragraph-properties>
    </style:style>
    <style:style style:name="P70" style:family="paragraph">
      <style:paragraph-properties fo:text-align="center" style:writing-mode="lr-tb"/>
      <style:text-properties style:font-name="Liberation Serif1" fo:font-size="22pt" style:font-size-asian="22pt" style:font-size-complex="22pt"/>
    </style:style>
    <style:style style:name="P71" style:family="paragraph">
      <loext:graphic-properties draw:fill="none"/>
      <style:paragraph-properties fo:text-align="center" style:writing-mode="lr-tb"/>
      <style:text-properties style:font-name="Liberation Serif1" fo:font-size="22pt" style:font-size-asian="22pt" style:font-size-complex="22pt"/>
    </style:style>
    <style:style style:name="P72" style:family="paragraph">
      <loext:graphic-properties draw:fill="none" draw:fill-color="#ffffff"/>
      <style:text-properties style:font-name="Liberation Serif1" fo:font-size="28pt" style:font-size-asian="20pt" style:font-size-complex="20pt"/>
    </style:style>
    <style:style style:name="P73" style:family="paragraph">
      <style:paragraph-properties fo:margin-top="0cm" fo:margin-bottom="0.4cm" loext:tab-stop-distance="0cm">
        <style:tab-stops>
          <style:tab-stop style:position="8.486cm"/>
        </style:tab-stops>
      </style:paragraph-properties>
    </style:style>
    <style:style style:name="P74" style:family="paragraph">
      <style:paragraph-properties fo:margin-top="0cm" fo:margin-bottom="0.5cm" loext:tab-stop-distance="0cm">
        <style:tab-stops>
          <style:tab-stop style:position="8.486cm"/>
        </style:tab-stops>
      </style:paragraph-properties>
    </style:style>
    <style:style style:name="P75" style:family="paragraph">
      <style:paragraph-properties loext:tab-stop-distance="0cm">
        <style:tab-stops>
          <style:tab-stop style:position="8.486cm"/>
        </style:tab-stops>
      </style:paragraph-properties>
    </style:style>
    <style:style style:name="P76" style:family="paragraph">
      <style:paragraph-properties loext:tab-stop-distance="0cm">
        <style:tab-stops>
          <style:tab-stop style:position="5.9cm"/>
          <style:tab-stop style:position="6.006cm"/>
        </style:tab-stops>
      </style:paragraph-properties>
    </style:style>
    <style:style style:name="P77" style:family="paragraph">
      <style:paragraph-properties fo:margin-top="0cm" fo:margin-bottom="0.2cm" loext:tab-stop-distance="0cm">
        <style:tab-stops>
          <style:tab-stop style:position="9.993cm"/>
        </style:tab-stops>
      </style:paragraph-properties>
    </style:style>
    <style:style style:name="P78" style:family="paragraph">
      <style:paragraph-properties fo:margin-top="0cm" fo:margin-bottom="0.1cm"/>
      <style:text-properties fo:color="#000000" loext:opacity="100%"/>
    </style:style>
    <style:style style:name="P79" style:family="paragraph">
      <loext:graphic-properties draw:fill-color="#ffffff"/>
    </style:style>
    <style:style style:name="P80" style:family="paragraph">
      <style:paragraph-properties fo:margin-top="0cm" fo:margin-bottom="0.3cm"/>
    </style:style>
    <style:style style:name="P81" style:family="paragraph">
      <style:text-properties fo:color="#000000" loext:opacity="100%" fo:font-size="26pt" style:font-size-asian="26pt" style:font-size-complex="26pt"/>
    </style:style>
    <style:style style:name="P82" style:family="paragraph">
      <loext:graphic-properties draw:fill-color="#999999"/>
      <style:paragraph-properties fo:text-align="center"/>
    </style:style>
    <style:style style:name="P83" style:family="paragraph">
      <loext:graphic-properties draw:fill-color="#ffffff"/>
      <style:paragraph-properties fo:text-align="center"/>
    </style:style>
    <style:style style:name="P84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Mono1" fo:font-size="14pt" style:font-size-asian="14pt" style:font-size-complex="14pt"/>
    </style:style>
    <style:style style:name="P85" style:family="paragraph">
      <style:text-properties fo:language="ru" fo:country="RU" style:language-asian="zxx" style:country-asian="none" style:language-complex="zxx" style:country-complex="none"/>
    </style:style>
    <style:style style:name="P86" style:family="paragraph">
      <style:paragraph-properties fo:margin-top="0cm" fo:margin-bottom="0.3cm"/>
      <style:text-properties fo:color="#000000" loext:opacity="100%" fo:font-size="26pt" fo:language="ru" fo:country="RU" style:font-size-asian="26pt" style:language-asian="zxx" style:country-asian="none" style:font-size-complex="26pt" style:language-complex="zxx" style:country-complex="none"/>
    </style:style>
    <style:style style:name="P87" style:family="paragraph">
      <style:paragraph-properties fo:margin-left="0cm" fo:margin-right="0cm" fo:margin-top="0.2cm" fo:margin-bottom="0.2cm" fo:text-indent="0cm" style:writing-mode="lr-tb"/>
    </style:style>
    <style:style style:name="P88" style:family="paragraph">
      <style:paragraph-properties fo:margin-left="0cm" fo:margin-right="0cm" fo:margin-top="0cm" fo:margin-bottom="0.2cm" fo:text-indent="0cm" style:writing-mode="lr-tb"/>
    </style:style>
    <style:style style:name="P89" style:family="paragraph">
      <loext:graphic-properties draw:fill-color="#ffffff"/>
      <style:paragraph-properties fo:margin-left="0cm" fo:margin-right="0cm" fo:margin-top="0cm" fo:margin-bottom="0.2cm" fo:text-indent="0cm"/>
      <style:text-properties style:use-window-font-color="true" loext:opacity="0%" style:font-name="Liberation Sans" fo:font-size="14pt" fo:language="ru" fo:country="RU" style:font-size-asian="14pt" style:language-asian="zxx" style:country-asian="none" style:font-size-complex="14pt" style:language-complex="zxx" style:country-complex="none"/>
    </style:style>
    <style:style style:name="T1" style:family="text">
      <style:text-properties fo:color="#ffffff" loext:opacity="100%" style:font-name="Liberation Sans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language="be" fo:country="BY"/>
    </style:style>
    <style:style style:name="T13" style:family="text">
      <style:text-properties fo:font-size="22pt" fo:language="ru" fo:country="RU" style:font-size-asian="22pt" style:font-size-complex="22pt"/>
    </style:style>
    <style:style style:name="T14" style:family="text">
      <style:text-properties fo:color="#000000" loext:opacity="100%" fo:font-size="22pt" fo:language="ru" fo:country="RU" style:font-size-asian="22pt" style:font-size-complex="22pt"/>
    </style:style>
    <style:style style:name="T15" style:family="text">
      <style:text-properties style:font-name="Liberation Mono2" fo:font-size="18pt" fo:language="ru" fo:country="RU" style:font-size-asian="18pt" style:font-size-complex="18pt"/>
    </style:style>
    <style:style style:name="T16" style:family="text">
      <style:text-properties style:font-name="Liberation Serif1" fo:font-size="22pt" fo:language="ru" fo:country="RU" style:font-size-asian="22pt" style:font-size-complex="22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19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0" style:family="text">
      <style:text-properties style:font-name="Liberation Mono2" fo:font-size="18pt"/>
    </style:style>
    <style:style style:name="T21" style:family="text">
      <style:text-properties fo:color="#000000" loext:opacity="100%" style:font-name="Liberation Serif1" fo:font-size="28pt" fo:language="ru" fo:country="RU" style:font-size-asian="28pt" style:font-size-complex="28pt"/>
    </style:style>
    <style:style style:name="T22" style:family="text">
      <style:text-properties fo:color="#666666" loext:opacity="100%" style:font-name="Liberation Mono2" fo:font-size="16pt" fo:language="ru" fo:country="RU" style:font-size-asian="16pt" style:font-size-complex="16pt"/>
    </style:style>
    <style:style style:name="T23" style:family="text">
      <style:text-properties style:font-name="Liberation Mono2" fo:font-size="16pt" fo:language="ru" fo:country="RU" style:font-size-asian="16pt" style:font-size-complex="16pt"/>
    </style:style>
    <style:style style:name="T24" style:family="text">
      <style:text-properties style:font-name="Liberation Serif1" fo:font-size="18pt" fo:language="ru" fo:country="RU" style:font-size-asian="18pt" style:font-size-complex="18pt"/>
    </style:style>
    <style:style style:name="T25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26" style:family="text">
      <style:text-properties fo:font-size="12pt" fo:language="ru" fo:country="RU" fo:font-style="italic" style:font-size-asian="12pt" style:font-style-asian="italic" style:font-size-complex="12pt" style:font-style-complex="italic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4pt" fo:language="ru" fo:country="RU"/>
    </style:style>
    <style:style style:name="T29" style:family="text">
      <style:text-properties fo:font-size="14pt" fo:language="ru" fo:country="RU" fo:font-style="italic" style:font-style-asian="italic" style:font-style-complex="italic"/>
    </style:style>
    <style:style style:name="T30" style:family="text">
      <style:text-properties fo:color="#000000" loext:opacity="100%" fo:font-size="14pt" fo:language="ru" fo:country="RU" style:text-underline-style="solid" style:text-underline-width="auto" style:text-underline-color="font-color"/>
    </style:style>
    <style:style style:name="T31" style:family="text">
      <style:text-properties fo:font-size="28pt" fo:language="ru" fo:country="RU" style:font-size-asian="28pt" style:font-size-complex="28pt"/>
    </style:style>
    <style:style style:name="T32" style:family="text">
      <style:text-properties style:font-name="Liberation Serif1" fo:language="ru" fo:country="RU"/>
    </style:style>
    <style:style style:name="T33" style:family="text">
      <style:text-properties fo:color="#000000" loext:opacity="100%" fo:language="ru" fo:country="RU"/>
    </style:style>
    <style:style style:name="T34" style:family="text">
      <style:text-properties fo:color="#000000" loext:opacity="100%" style:font-name="Liberation Serif1" fo:font-size="22pt" fo:language="ru" fo:country="RU" style:font-size-asian="22pt" style:font-size-complex="22pt"/>
    </style:style>
    <style:style style:name="T35" style:family="text">
      <style:text-properties fo:color="#000000" loext:opacity="100%" style:font-name="Liberation Serif1" fo:font-size="20pt" fo:language="ru" fo:country="RU" style:font-size-asian="20pt" style:font-size-complex="20pt"/>
    </style:style>
    <style:style style:name="T36" style:family="text">
      <style:text-properties fo:color="#000000" loext:opacity="100%" style:font-name="Liberation Serif1" fo:font-size="22pt" fo:language="ru" fo:country="RU" fo:font-style="italic" style:font-size-asian="22pt" style:font-style-asian="italic" style:font-size-complex="22pt" style:font-style-complex="italic"/>
    </style:style>
    <style:style style:name="T37" style:family="text">
      <style:text-properties fo:color="#000000" loext:opacity="100%" style:font-name="Liberation Serif1" fo:font-size="22pt" fo:language="ru" fo:country="RU" fo:font-style="normal" style:font-size-asian="22pt" style:font-style-asian="normal" style:font-size-complex="22pt" style:font-style-complex="normal"/>
    </style:style>
    <style:style style:name="T38" style:family="text">
      <style:text-properties fo:color="#000000" loext:opacity="100%" fo:language="be" fo:country="BY"/>
    </style:style>
    <style:style style:name="T39" style:family="text">
      <style:text-properties fo:color="#000000" loext:opacity="100%" style:font-name="Liberation Serif" fo:font-size="28pt" fo:language="ru" fo:country="RU" style:font-name-asian="Liberation Serif" style:font-size-asian="28pt" style:font-name-complex="Liberation Serif" style:font-size-complex="28pt"/>
    </style:style>
    <style:style style:name="T40" style:family="text">
      <style:text-properties style:font-name="Liberation Serif2" fo:font-size="22pt" fo:language="ru" fo:country="RU" style:font-size-asian="22pt" style:font-size-complex="22pt"/>
    </style:style>
    <style:style style:name="T41" style:family="text">
      <style:text-properties style:font-name="Liberation Serif2" fo:font-size="28pt" fo:language="ru" fo:country="RU" style:font-size-asian="28pt" style:font-size-complex="28pt"/>
    </style:style>
    <style:style style:name="T42" style:family="text">
      <style:text-properties style:font-name="Liberation Serif1" fo:font-size="22pt" fo:language="ru" fo:country="RU" style:font-name-asian="Symbola" style:font-size-asian="22pt" style:font-name-complex="Symbola" style:font-size-complex="22pt"/>
    </style:style>
    <style:style style:name="T43" style:family="text">
      <style:text-properties fo:font-size="18pt" fo:language="ru" fo:country="RU" style:font-size-asian="18pt" style:font-size-complex="18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12pt" fo:language="ru" fo:country="RU" style:font-size-asian="12pt" style:font-size-complex="12pt"/>
    </style:style>
    <style:style style:name="T48" style:family="text">
      <style:text-properties fo:font-size="13pt" style:font-size-asian="13pt" style:font-size-complex="13pt"/>
    </style:style>
    <style:style style:name="T49" style:family="text">
      <style:text-properties style:font-name="Liberation Mono2" fo:font-size="18pt" fo:language="ru" fo:country="RU" fo:font-style="italic" style:font-size-asian="18pt" style:font-style-asian="italic" style:font-size-complex="18pt" style:font-style-complex="italic"/>
    </style:style>
    <style:style style:name="T50" style:family="text">
      <style:text-properties style:font-name="Liberation Serif1" fo:font-size="28pt" fo:language="ru" fo:country="RU" style:font-size-asian="28pt" style:font-size-complex="28pt"/>
    </style:style>
    <style:style style:name="T51" style:family="text">
      <style:text-properties fo:font-size="20pt" style:font-size-asian="20pt" style:font-size-complex="20pt"/>
    </style:style>
    <style:style style:name="T52" style:family="text">
      <style:text-properties style:font-name="Liberation Sans" fo:font-size="18pt" fo:language="ru" fo:country="RU" style:font-size-asian="18pt" style:font-size-complex="18pt"/>
    </style:style>
    <style:style style:name="T53" style:family="text">
      <style:text-properties style:font-name="Liberation Sans" fo:font-size="18pt" style:font-size-asian="18pt" style:font-size-complex="18pt"/>
    </style:style>
    <style:style style:name="T54" style:family="text">
      <style:text-properties fo:font-size="20pt" fo:language="ru" fo:country="RU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style:font-name="Liberation Serif2" fo:language="ru" fo:country="RU"/>
    </style:style>
    <style:style style:name="T56" style:family="text">
      <style:text-properties style:font-name="Liberation Sans" fo:language="ru" fo:country="RU"/>
    </style:style>
    <style:style style:name="T57" style:family="text">
      <style:text-properties style:font-name="Liberation Sans"/>
    </style:style>
    <style:style style:name="T58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2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2" fo:font-size="22pt" fo:language="ru" fo:country="RU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2" fo:language="ru" fo:country="RU" fo:font-style="normal" fo:text-shadow="none" style:text-underline-style="none" fo:font-weight="normal" style:letter-kerning="true" style:font-name-asian="Droid Sans Fallback" style:font-style-asian="normal" style:font-weight-asian="normal" style:font-name-complex="FreeSans2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font-name="Liberation Serif1" fo:font-size="6pt" fo:language="ru" fo:country="RU" style:font-size-asian="6pt" style:font-size-complex="6pt"/>
    </style:style>
    <style:style style:name="T63" style:family="text">
      <style:text-properties style:font-name="Liberation Serif1" fo:font-size="28pt" style:font-size-asian="20pt" style:font-size-complex="20pt"/>
    </style:style>
    <style:style style:name="T64" style:family="text">
      <style:text-properties fo:color="#000000" loext:opacity="100%" style:font-name="Liberation Mono2" fo:font-size="18pt" fo:language="ru" fo:country="RU" style:font-size-asian="18pt" style:font-size-complex="18pt"/>
    </style:style>
    <style:style style:name="T65" style:family="text">
      <style:text-properties fo:color="#000000" loext:opacity="100%" style:font-name="Liberation Serif2" fo:font-size="22pt" fo:language="ru" fo:country="RU" style:font-size-asian="22pt" style:font-size-complex="22pt"/>
    </style:style>
    <style:style style:name="T66" style:family="text">
      <style:text-properties fo:color="#000000" loext:opacity="100%" style:font-name="Liberation Serif2" fo:font-size="28pt" fo:language="ru" fo:country="RU" style:font-size-asian="28pt" style:font-size-complex="28pt"/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font-name="Liberation Serif2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font-name="Liberation Serif2" fo:font-size="22pt" fo:language="ru" fo:country="RU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loext:opacity="100%" fo:font-size="26pt" fo:language="ru" fo:country="RU" style:font-size-asian="26pt" style:font-size-complex="26pt"/>
    </style:style>
    <style:style style:name="T70" style:family="text">
      <style:text-properties fo:color="#000000" loext:opacity="100%" style:font-name="Liberation Serif" fo:font-size="26pt" fo:language="ru" fo:country="RU" style:font-name-asian="Liberation Serif" style:font-size-asian="26pt" style:font-name-complex="Liberation Serif" style:font-size-complex="26pt"/>
    </style:style>
    <style:style style:name="T71" style:family="text">
      <style:text-properties fo:color="#000000" loext:opacity="100%" style:font-name="Liberation Serif2" fo:font-size="26pt" fo:language="ru" fo:country="RU" style:font-name-asian="Liberation Serif" style:font-size-asian="26pt" style:font-name-complex="Liberation Serif" style:font-size-complex="26pt"/>
    </style:style>
    <style:style style:name="T72" style:family="text">
      <style:text-properties fo:color="#000000" loext:opacity="100%" style:font-name="Liberation Serif" fo:font-size="6pt" fo:language="ru" fo:country="RU" style:font-name-asian="Liberation Serif" style:font-size-asian="6pt" style:font-name-complex="Liberation Serif" style:font-size-complex="6pt"/>
    </style:style>
    <style:style style:name="T73" style:family="text">
      <style:text-properties fo:color="#ffffff" loext:opacity="100%" style:font-name="Liberation Serif" fo:font-size="26pt" fo:language="ru" fo:country="RU" style:font-name-asian="Liberation Serif" style:font-size-asian="26pt" style:font-name-complex="Liberation Serif" style:font-size-complex="26pt"/>
    </style:style>
    <style:style style:name="T74" style:family="text">
      <style:text-properties fo:color="#ffffff" loext:opacity="100%" style:font-name="Liberation Serif2" fo:font-size="26pt" fo:language="ru" fo:country="RU" style:font-name-asian="Liberation Serif" style:font-size-asian="26pt" style:font-name-complex="Liberation Serif" style:font-size-complex="26pt"/>
    </style:style>
    <style:style style:name="T75" style:family="text">
      <style:text-properties fo:color="#000000" loext:opacity="100%" style:font-name="Liberation Serif2" fo:font-size="6pt" fo:language="ru" fo:country="RU" style:font-name-asian="Liberation Serif" style:font-size-asian="6pt" style:font-name-complex="Liberation Serif" style:font-size-complex="6pt"/>
    </style:style>
    <style:style style:name="T76" style:family="text">
      <style:text-properties fo:color="#000000" loext:opacity="100%" fo:font-size="24pt" fo:language="ru" fo:country="RU" style:font-size-asian="24pt" style:font-size-complex="24pt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Liberation Serif2" fo:font-size="24pt" fo:language="ru" fo:country="RU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language="ru" fo:country="RU" style:language-asian="zxx" style:country-asian="none" style:language-complex="zxx" style:country-complex="none"/>
    </style:style>
    <style:style style:name="T79" style:family="text">
      <style:text-properties fo:font-variant="normal" fo:text-transform="none" fo:color="#000000" loext:opacity="100%" style:text-outline="false" style:text-line-through-style="none" style:text-line-through-type="none" style:font-name="Liberation Serif2" fo:font-size="26pt" fo:language="ru" fo:country="RU" fo:font-style="normal" fo:text-shadow="none" style:text-underline-style="none" fo:font-weight="normal" style:letter-kerning="true" style:font-name-asian="Droid Sans Fallback" style:font-size-asian="26pt" style:language-asian="zxx" style:country-asian="none" style:font-style-asian="normal" style:font-weight-asian="normal" style:font-name-complex="FreeSans2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00" loext:opacity="100%" fo:font-size="26pt" fo:language="ru" fo:country="RU" style:font-size-asian="26pt" style:language-asian="zxx" style:country-asian="none" style:font-size-complex="26pt" style:language-complex="zxx" style:country-complex="none"/>
    </style:style>
    <style:style style:name="T81" style:family="text">
      <style:text-properties style:use-window-font-color="true" loext:opacity="0%" style:font-name="Liberation Sans" fo:font-size="14pt" fo:language="ru" fo:country="RU" style:font-size-asian="14pt" style:language-asian="zxx" style:country-asian="none" style:font-size-complex="14pt" style:language-complex="zxx" style:country-complex="none"/>
    </style:style>
    <style:style style:name="T82" style:family="text">
      <style:text-properties style:use-window-font-color="true" loext:opacity="0%" style:font-name="Liberation Mono" fo:font-size="14pt" fo:language="ru" fo:country="RU" style:font-size-asian="14pt" style:language-asian="zxx" style:country-asian="none" style:font-size-complex="14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Управление доступом</text:span><text:span text:style-name="T2"><text:line-break/></text:span><text:span text:style-name="T2">Обзор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Роли и атрибуты</text:span></text:p>
              </text:list-item>
              <text:list-item>
                <text:p text:style-name="P8"><text:span text:style-name="T11">Подключение к серверу</text:span></text:p>
              </text:list-item>
              <text:list-item>
                <text:p text:style-name="P8"><text:span text:style-name="T11">Парольная аутентификация</text:span></text:p>
              </text:list-item>
              <text:list-item>
                <text:p text:style-name="P8"><text:span text:style-name="T11">Привилегии и управление ими</text:span></text:p>
              </text:list-item>
              <text:list-item>
                <text:p text:style-name="P8"><text:span text:style-name="T11">Категории ролей</text:span></text:p>
              </text:list-item>
              <text:list-item>
                <text:p text:style-name="P8"><text:span text:style-name="T11">Групповые и предопределенные роли</text:span></text:p>
              </text:list-item>
              <text:list-item>
                <text:p text:style-name="P8"><text:span text:style-name="T11">Привилегии по умолчанию</text:span></text:p>
              </text:list-item>
              <text:list-item>
                <text:p text:style-name="P8"><text:span text:style-name="T11">Привилегии и подпрограмм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2">Роли и атрибуты</text:span></text:p>
          </draw:text-box>
        </draw:frame>
        <draw:frame presentation:style-name="pr7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0">Роль может быть пользователем СУБД</text:span></text:p>
                <text:list>
                  <text:list-item>
                    <text:p text:style-name="P11"><text:span text:style-name="T13">не связана с пользователем ОС</text:span></text:p>
                  </text:list-item>
                </text:list>
              </text:list-item>
              <text:list-item>
                <text:p text:style-name="P12"><text:span text:style-name="T11">Роли можно включать друг в друга</text:span></text:p>
                <text:list>
                  <text:list-item>
                    <text:p text:style-name="P13"><text:span text:style-name="T14">удобно при настройке доступа</text:span></text:p>
                  </text:list-item>
                </text:list>
              </text:list-item>
              <text:list-item>
                <text:p text:style-name="P8"><text:span text:style-name="T11">Свойства роли определяются атрибутами</text:span></text:p>
                <text:list>
                  <text:list-item>
                    <text:p text:style-name="P14"><text:span text:style-name="T15">LOGIN</text:span><text:span text:style-name="T15"><text:tab/></text:span><text:span text:style-name="T16">возможность подключения</text:span></text:p>
                  </text:list-item>
                  <text:list-item>
                    <text:p text:style-name="P14"><text:span text:style-name="T15">SUPERUSER</text:span><text:span text:style-name="T15"><text:tab/></text:span><text:span text:style-name="T13">суперпользователь</text:span></text:p>
                  </text:list-item>
                  <text:list-item>
                    <text:p text:style-name="P14"><text:span text:style-name="T15">CREATEDB</text:span><text:span text:style-name="T15"><text:tab/></text:span><text:span text:style-name="T13">возможность создавать базы данных</text:span></text:p>
                  </text:list-item>
                  <text:list-item>
                    <text:p text:style-name="P14"><text:span text:style-name="T15">CREATEROLE</text:span><text:span text:style-name="T15"><text:tab/></text:span><text:span text:style-name="T13">возможность создавать роли</text:span></text:p>
                  </text:list-item>
                  <text:list-item>
                    <text:p text:style-name="P15"><text:span text:style-name="T13">и другие</text:span></text:p>
                  </text:list-item>
                </text:list>
              </text:list-item>
              <text:list-item>
                <text:p text:style-name="P16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0" draw:layer="layout" svg:width="16.799cm" svg:height="15.121cm" svg:x="2.1cm" svg:y="14.107cm" presentation:class="notes" presentation:user-transformed="true">
            <draw:text-box>
              <text:p text:style-name="P18"><text:span text:style-name="T17">Роли в PostgreSQL используют для двух целей. Во-первых, роль может выступать как пользователь, подключающийся к СУБД. Во-вторых, р</text:span><text:span text:style-name="T6">оли можно включать друг в друга — это удобно при настройке доступа.</text:span></text:p>
              <text:p text:style-name="P18"><text:span text:style-name="T6">Формально роли никак не связаны с пользователями операционной системы, хотя многие программы это предполагают, выбирая значения по умолчанию. Например, psql, запущенный от имени пользователя ОС student, автоматически использует одноименную роль student (если</text:span><text:span text:style-name="T6"><text:line-break/></text:span><text:span text:style-name="T6">в ключах утилиты не указана какая-либо другая роль).</text:span></text:p>
              <text:p text:style-name="P18"><text:span text:style-name="T6">При создании кластера определяется одна начальная роль, имеющая суперпользовательский доступ (обычно она называется postgres).</text:span><text:span text:style-name="T6"><text:line-break/></text:span><text:span text:style-name="T6">В дальнейшем роли можно создавать, изменять и удалять.</text:span></text:p>
              <text:p text:style-name="P18"><text:span text:style-name="T18"><text:a xlink:href="https://postgrespro.ru/docs/postgresql/16/database-roles" xlink:type="simple">https://postgrespro.ru/docs/postgresql/16/database-roles</text:a></text:span></text:p>
              <text:p text:style-name="P19"><text:span text:style-name="T6">Роль обладает некоторыми </text:span><text:span text:style-name="T19">атрибутами</text:span><text:span text:style-name="T6">, определяющими ее общие особенности и права (не связанные с определенными объектами).</text:span></text:p>
              <text:p text:style-name="P19"><text:span text:style-name="T6">Обычно атрибуты имеют два варианта, например, CREATEDB (дает право на создание БД) и NOCREATEDB (не дает такого права).</text:span></text:p>
              <text:p text:style-name="P19"><text:span text:style-name="T17">Если у роли есть атрибут LOGIN, эта роль — пользователь. Если NOLOGIN —</text:span><text:span text:style-name="T6"> роль не является пользовательской и не сможет подключиться к серверу; такие роли обычно используют для включения других ролей.</text:span></text:p>
              <text:p text:style-name="P19"><text:span text:style-name="T6">В таблице перечислены лишь некоторые из атрибутов.</text:span></text:p>
              <text:p text:style-name="P19"><text:span text:style-name="T18"><text:a xlink:href="https://postgrespro.ru/docs/postgresql/16/role-attributes" xlink:type="simple">https://postgrespro.ru/docs/postgresql/16/role-attributes</text:a></text:span></text:p>
              <text:p text:style-name="P19"><text:span text:style-name="T18"><text:a xlink:href="https://postgrespro.ru/docs/postgresql/16/sql-createrole" xlink:type="simple">https://postgrespro.ru/docs/postgresql/16/sql-createrole</text:a>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7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1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10" draw:layer="layout" svg:width="20.39cm" svg:height="1.737cm" svg:x="1.2cm" svg:y="0.737cm" presentation:class="title" presentation:user-transformed="true">
          <draw:text-box>
            <text:p><text:span text:style-name="T10">Подключение к серверу</text:span></text:p>
          </draw:text-box>
        </draw:frame>
        <draw:frame presentation:style-name="pr4" draw:text-style-name="P28" draw:layer="layout" svg:width="25.978cm" svg:height="15.494cm" svg:x="1.2cm" svg:y="4.8cm" presentation:class="outline" presentation:user-transformed="true">
          <draw:text-box>
            <text:list text:style-name="L3">
              <text:list-item>
                <text:p text:style-name="P8"><text:span text:style-name="T21">1. Строки pg_hba.conf просматриваются сверху вниз</text:span></text:p>
              </text:list-item>
              <text:list-item>
                <text:p text:style-name="P22"><text:span text:style-name="T21">2. Выбирается первая запись, соответствующая параметрам</text:span><text:span text:style-name="T21"><text:line-break/></text:span><text:span text:style-name="T21"> <text:s text:c="3"/>подключения (тип, база, пользователь и адрес)</text:span></text:p>
              </text:list-item>
              <text:list-item>
                <text:p text:style-name="P23"><text:span text:style-name="T22"># TYPE <text:s text:c="7"/>DATABASE <text:s text:c="4"/>USER <text:s text:c="12"/>ADDRESS <text:s text:c="10"/>METHOD</text:span></text:p>
              </text:list-item>
              <text:list-item>
                <text:p text:style-name="P23"><text:span text:style-name="T23">local <text:s text:c="8"/>all <text:s text:c="9"/>postgres <text:s text:c="26"/>peer</text:span></text:p>
              </text:list-item>
              <text:list-item>
                <text:p text:style-name="P23"><text:span text:style-name="T23">local <text:s text:c="8"/>all <text:s text:c="9"/>all <text:s text:c="31"/>peer</text:span></text:p>
              </text:list-item>
              <text:list-item>
                <text:p text:style-name="P23"><text:span text:style-name="T23">host <text:s text:c="9"/>all <text:s text:c="9"/>all <text:s text:c="13"/>127.0.0.1/32 <text:s text:c="5"/>scram-sha-256</text:span></text:p>
              </text:list-item>
              <text:list-item>
                <text:p text:style-name="P24"><text:span text:style-name="T23">host <text:s text:c="9"/>all <text:s text:c="9"/>all <text:s text:c="13"/>::1/128 <text:s text:c="10"/>scram-sha-256</text:span></text:p>
              </text:list-item>
              <text:list-item>
                <text:p text:style-name="P25"><text:span text:style-name="T24">local — сокет</text:span><text:span text:style-name="T24"><text:tab/></text:span><text:span text:style-name="T24">all — любая роль</text:span></text:p>
              </text:list-item>
              <text:list-item>
                <text:p text:style-name="P26"><text:span text:style-name="T24">host — TCP/IP</text:span><text:span text:style-name="T24"><text:tab/></text:span><text:span text:style-name="T24">имя роли</text:span></text:p>
              </text:list-item>
              <text:list-item>
                <text:p text:style-name="P27"><text:span text:style-name="T24"><text:tab/></text:span><text:span text:style-name="T24">all — любая БД</text:span><text:span text:style-name="T24"><text:tab/></text:span><text:span text:style-name="T24">all — любой IP</text:span></text:p>
              </text:list-item>
              <text:list-item>
                <text:p text:style-name="P27"><text:span text:style-name="T24"><text:tab/></text:span><text:span text:style-name="T24">имя БД</text:span><text:span text:style-name="T24"><text:tab/></text:span><text:span text:style-name="T24">IP/маска</text:span></text:p>
              </text:list-item>
              <text:list-item>
                <text:p text:style-name="P27"><text:span text:style-name="T24"><text:tab/></text:span><text:span text:style-name="T24"><text:tab/></text:span><text:span text:style-name="T24">доменное имя</text:span></text:p>
              </text:list-item>
            </text:list>
          </draw:text-box>
        </draw:frame>
        <draw:line draw:style-name="gr4" draw:text-style-name="P29" draw:layer="layout" svg:x1="1.2cm" svg:y1="14.632cm" svg:x2="1.232cm" svg:y2="13.264cm">
          <text:p/>
        </draw:line>
        <draw:line draw:style-name="gr4" draw:text-style-name="P29" draw:layer="layout" svg:x1="10.432cm" svg:y1="14.632cm" svg:x2="10.432cm" svg:y2="13.264cm">
          <text:p/>
        </draw:line>
        <draw:line draw:style-name="gr4" draw:text-style-name="P29" draw:layer="layout" svg:x1="5.988cm" svg:y1="16.61cm" svg:x2="6.032cm" svg:y2="13.264cm">
          <text:p/>
        </draw:line>
        <draw:line draw:style-name="gr4" draw:text-style-name="P29" draw:layer="layout" svg:x1="16.188cm" svg:y1="16.61cm" svg:x2="16.232cm" svg:y2="13.264cm">
          <text:p/>
        </draw:line>
        <draw:custom-shape draw:style-name="gr5" draw:text-style-name="P31" draw:layer="layout" svg:width="4.318cm" svg:height="1.27cm" svg:x="20.004cm" svg:y="14.578cm">
          <text:p text:style-name="P30"><text:span text:style-name="T25">listen</text:span><text:span text:style-name="T26">_</text:span><text:span text:style-name="T25">address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80.38897893031 35858.37922895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20" draw:layer="layout" svg:width="16.799cm" svg:height="14.166cm" svg:x="2.1cm" svg:y="14.107cm" presentation:class="notes" presentation:user-transformed="true">
            <draw:text-box>
              <text:p text:style-name="P19"><text:span text:style-name="T27">Для каждого нового клиента сервер определяет, надо ли разрешить подключение к базе данных. </text:span><text:span text:style-name="T6">Настройки подключения определяются</text:span><text:span text:style-name="T6"><text:line-break/></text:span><text:span text:style-name="T6">в конфигурационном файле pg_hba.conf («host-based authentication»). Как и с основным конфигурационным файлом postgresql.conf, изменения вступают в силу только после перечитывания файла сервером (SQL-функцией pg_reload_conf() или командой reload утилиты управления).</text:span></text:p>
              <text:p text:style-name="P19"><text:span text:style-name="T6">При появлении нового клиента сервер просматривает конфигурацион-ный файл сверху вниз в поисках строки, подходящей к запрашиваемо-му клиентом подключению. Соответствие определяется по четырем полям: типу подключения, имени БД, имени пользователя и IP-адресу.</text:span></text:p>
              <text:p text:style-name="P19"><text:span text:style-name="T6">Ниже перечислены только самые основные возможности.</text:span></text:p>
              <text:p text:style-name="P19"><text:span text:style-name="T6">Подключение — local (unix-сокеты) или host (подключение по протоколу TCP/IP).</text:span></text:p>
              <text:p text:style-name="P19"><text:span text:style-name="T28">База данных – ключевое слово all (соответствует любой БД) или имя конкретной базы данных.</text:span></text:p>
              <text:p text:style-name="P19"><text:span text:style-name="T28">Пользователь — all или имя конкретной роли.</text:span></text:p>
              <text:p text:style-name="P19"><text:span text:style-name="T28">Адрес — all, диапазон IP-адресов или доменное имя. Не указывается для типа local. По умолчанию PostgreSQL слушает входящие соединения только с localhost; обычно параметр </text:span><text:span text:style-name="T29">listen_addresses</text:span><text:span text:style-name="T28"> ставят в значение «*» (слушать все интерфейсы) и дальше регулируют доступ средствами pg_hba.conf.</text:span></text:p>
              <text:p text:style-name="P19"><text:span text:style-name="T30"><text:a xlink:href="https://postgrespro.ru/docs/postgresql/16/client-authentication" xlink:type="simple">https://postgrespro.ru/docs/postgresql/16/client-authentication</text:a>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10" draw:layer="layout" svg:width="20.39cm" svg:height="1.737cm" svg:x="1.2cm" svg:y="0.737cm" presentation:class="title" presentation:user-transformed="true">
          <draw:text-box>
            <text:p><text:span text:style-name="T10">Подключение к серверу</text:span></text:p>
          </draw:text-box>
        </draw:frame>
        <draw:frame presentation:style-name="pr4" draw:text-style-name="P32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21">3. Выполняется аутентификация указанным методом</text:span></text:p>
              </text:list-item>
              <text:list-item>
                <text:p text:style-name="P22"><text:span text:style-name="T21">4. Удачно — доступ разрешается, иначе — запрещается</text:span><text:span text:style-name="T21"><text:line-break/></text:span><text:span text:style-name="T21"> <text:s text:c="3"/>(е</text:span><text:span text:style-name="T31">сли не подошла ни одна запись — доступ запрещается)</text:span></text:p>
              </text:list-item>
              <text:list-item>
                <text:p text:style-name="P23"><text:span text:style-name="T22"># TYPE <text:s text:c="7"/>DATABASE <text:s text:c="4"/>USER <text:s text:c="12"/>ADDRESS <text:s text:c="10"/>METHOD</text:span></text:p>
              </text:list-item>
              <text:list-item>
                <text:p text:style-name="P23"><text:span text:style-name="T23">local <text:s text:c="8"/>all <text:s text:c="9"/>postgres <text:s text:c="26"/>peer</text:span></text:p>
              </text:list-item>
              <text:list-item>
                <text:p text:style-name="P23"><text:span text:style-name="T23">local <text:s text:c="8"/>all <text:s text:c="9"/>all <text:s text:c="31"/>peer</text:span></text:p>
              </text:list-item>
              <text:list-item>
                <text:p text:style-name="P23"><text:span text:style-name="T23">host <text:s text:c="9"/>all <text:s text:c="9"/>all <text:s text:c="13"/>127.0.0.1/32 <text:s text:c="5"/>scram-sha-256</text:span></text:p>
              </text:list-item>
              <text:list-item>
                <text:p text:style-name="P24"><text:span text:style-name="T23">host <text:s text:c="9"/>all <text:s text:c="9"/>all <text:s text:c="13"/>::1/128 <text:s text:c="10"/>scram-sha-256</text:span></text:p>
              </text:list-item>
            </text:list>
          </draw:text-box>
        </draw:frame>
        <draw:line draw:style-name="gr4" draw:text-style-name="P29" draw:layer="layout" svg:x1="22.332cm" svg:y1="14.732cm" svg:x2="22.332cm" svg:y2="13.364cm">
          <text:p/>
        </draw:line>
        <draw:frame draw:style-name="gr6" draw:text-style-name="P34" draw:layer="layout" svg:width="11.712cm" svg:height="3.063cm" svg:x="10.946cm" svg:y="14.698cm">
          <draw:text-box>
            <text:p text:style-name="P33"><text:span text:style-name="T32">trust — разрешить</text:span></text:p>
            <text:p text:style-name="P33"><text:span text:style-name="T32">reject — отказать</text:span></text:p>
            <text:p text:style-name="P33"><text:span text:style-name="T32">scram-sha-256 и md5 — запросить пароль</text:span></text:p>
            <text:p text:style-name="P33"><text:span text:style-name="T32">peer — спросить О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20" draw:layer="layout" svg:width="16.799cm" svg:height="14.566cm" svg:x="2.1cm" svg:y="14.107cm" presentation:class="notes" presentation:user-transformed="true">
            <draw:text-box>
              <text:p text:style-name="P19"><text:span text:style-name="T6">Когда в файле найдена подходящая строка, выполняется аутентификация указанным в этой строке методом, а также проверяется наличие атрибута LOGIN и привилегии CONNECT. Если результат проверки успешен, то подключение разрешается, иначе — запрещается (другие строки файла при этом уже не рассматриваются).</text:span></text:p>
              <text:p text:style-name="P19"><text:span text:style-name="T6">Если ни одна из строк не подошла, то доступ также запрещается.</text:span></text:p>
              <text:p text:style-name="P19"><text:span text:style-name="T6">Таким образом, записи в файле должны идти сверху вниз от частных правил к общим.</text:span></text:p>
              <text:p text:style-name="P19"><text:span text:style-name="T6">Существует множество методов аутентификации:</text:span></text:p>
              <text:p text:style-name="P19"><text:span text:style-name="T18"><text:a xlink:href="https://postgrespro.ru/docs/postgresql/16/auth-methods" xlink:type="simple">https://postgrespro.ru/docs/postgresql/16/auth-methods</text:a></text:span></text:p>
              <text:p text:style-name="P19"><text:span text:style-name="T6">Ниже перечислены только самые основные.</text:span></text:p>
              <text:p text:style-name="P19"><text:span text:style-name="T6">Метод trust безусловно разрешает подключение. Если вопросы безопасности не важны, можно указать «все all» и метод trust — тогда будут разрешены все подключения.</text:span></text:p>
              <text:p text:style-name="P19"><text:span text:style-name="T6">Метод reject, наоборот, безусловно запрещает подключение.</text:span></text:p>
              <text:p text:style-name="P19"><text:span text:style-name="T6">Метод scram-sha-256 запрашивает у пользователя пароль и проверяет его соответствие хешу, который хранится в системном каталоге кластера. Парольный метод md5 также используется, но объявлен устаревшим.</text:span></text:p>
              <text:p text:style-name="P19"><text:span text:style-name="T6">Метод peer запрашивает имя пользователя у операционной системы и разрешает подключение, если имя пользователя ОС и пользователя БД совпадают (можно установить и другие соответствия имен).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35" draw:layer="layout" svg:width="20.39cm" svg:height="1.741cm" svg:x="1.2cm" svg:y="0.737cm" presentation:class="title" presentation:user-transformed="true">
          <draw:text-box>
            <text:p><text:span text:style-name="T33">Парольная аутентификация</text:span></text:p>
          </draw:text-box>
        </draw:frame>
        <draw:frame presentation:style-name="pr4" draw:text-style-name="P32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На сервере</text:span></text:p>
                <text:list>
                  <text:list-item>
                    <text:p text:style-name="P36"><text:span text:style-name="T34">пароль устанавливается при создании роли или позже</text:span></text:p>
                  </text:list-item>
                  <text:list-item>
                    <text:p text:style-name="P36"><text:span text:style-name="T34">пользователю без пароля будет отказано в доступе</text:span></text:p>
                  </text:list-item>
                  <text:list-item>
                    <text:p text:style-name="P11"><text:span text:style-name="T14">пароль хранится в системном каталоге pg_authid</text:span></text:p>
                  </text:list-item>
                </text:list>
              </text:list-item>
              <text:list-item>
                <text:p text:style-name="P8"><text:span text:style-name="T11">Ввод пароля на клиенте</text:span></text:p>
                <text:list>
                  <text:list-item>
                    <text:p text:style-name="P36"><text:span text:style-name="T34">вручную</text:span></text:p>
                  </text:list-item>
                  <text:list-item>
                    <text:p text:style-name="P36"><text:span text:style-name="T34">из переменной окружения </text:span><text:span text:style-name="T35">PGPASSWORD</text:span></text:p>
                  </text:list-item>
                  <text:list-item>
                    <text:p text:style-name="P36"><text:span text:style-name="T34">из файла ~/.pgpass (строки в формате </text:span><text:span text:style-name="T36">узел:порт:база:роль:пароль</text:span><text:span text:style-name="T37">)</text:span></text:p>
                  </text:list-item>
                  <text:list-item>
                    <text:p text:style-name="P8"><text:span text:style-name="T3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6">Если используется аутентификация по паролю, для роли обязательно должен быть установлен пароль, иначе в доступе будет отказано.</text:span></text:p>
              <text:p text:style-name="P19"><text:span text:style-name="T6">Хеш-код пароля хранится в системном каталоге в таблице pg_authid.</text:span></text:p>
              <text:p text:style-name="P19"><text:span text:style-name="T6">Пользователь может вводить пароль вручную, а может автоматизировать его ввод. Для этого есть две возможности.</text:span></text:p>
              <text:p text:style-name="P19"><text:span text:style-name="T6">Во-первых, можно задать пароль в переменной окружения PGPASSWORD на клиенте. Однако это неудобно, если приходится подключаться к нескольким базам, а также не рекомендуется из соображений безопасности.</text:span></text:p>
              <text:p text:style-name="P19"><text:span text:style-name="T6">Во-вторых, можно задать пароли в файле ~/.pgpass на клиенте.</text:span><text:span text:style-name="T6"><text:line-break/></text:span><text:span text:style-name="T6">К файлу должен иметь доступ только его владелец (установлены права доступа 600), иначе PostgreSQL проигнорирует его.</text:span></text:p>
              <text:p text:style-name="P19"><text:span text:style-name="T6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7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1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6" draw:text-style-name="P35" draw:layer="layout" svg:width="19.8cm" svg:height="1.741cm" svg:x="1.2cm" svg:y="0.737cm" presentation:class="title" presentation:user-transformed="true">
          <draw:text-box>
            <text:p><text:span text:style-name="T38">Привилегии</text:span></text:p>
          </draw:text-box>
        </draw:frame>
        <draw:frame presentation:style-name="pr7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39">Привилегии определяют права доступа ролей к объектам</text:span></text:p>
              </text:list-item>
              <text:list-item>
                <text:p text:style-name="P8"><text:span text:style-name="T10">Таблицы и представления</text:span></text:p>
                <text:list>
                  <text:list-item>
                    <text:p text:style-name="P37"><text:span text:style-name="T15">SELECT</text:span><text:span text:style-name="T15"><text:tab/></text:span><text:span text:style-name="T40">чтение данных</text:span></text:p>
                  </text:list-item>
                  <text:list-item>
                    <text:p text:style-name="P37"><text:span text:style-name="T15">INSERT</text:span><text:span text:style-name="T15"><text:tab/></text:span><text:span text:style-name="T40">вставка строк</text:span></text:p>
                  </text:list-item>
                  <text:list-item>
                    <text:p text:style-name="P37"><text:span text:style-name="T15">UPDATE</text:span><text:span text:style-name="T15"><text:tab/></text:span><text:span text:style-name="T40">изменение строк</text:span></text:p>
                  </text:list-item>
                  <text:list-item>
                    <text:p text:style-name="P37"><text:span text:style-name="T15">REFERENCES</text:span><text:span text:style-name="T15"><text:tab/></text:span><text:span text:style-name="T40">внешний ключ (для таблиц)</text:span></text:p>
                  </text:list-item>
                  <text:list-item>
                    <text:p text:style-name="P37"><text:span text:style-name="T15">DELETE</text:span><text:span text:style-name="T15"><text:tab/></text:span><text:span text:style-name="T40">удаление строк</text:span></text:p>
                  </text:list-item>
                  <text:list-item>
                    <text:p text:style-name="P37"><text:span text:style-name="T15">TRUNCATE</text:span><text:span text:style-name="T15"><text:tab/></text:span><text:span text:style-name="T40">опустошение (для таблиц)</text:span></text:p>
                  </text:list-item>
                  <text:list-item>
                    <text:p text:style-name="P38"><text:span text:style-name="T15">TRIGGER</text:span><text:span text:style-name="T15"><text:tab/></text:span><text:span text:style-name="T40">создание триггеров</text:span></text:p>
                  </text:list-item>
                  <text:list-item>
                    <text:p text:style-name="P38"><text:span text:style-name="T40"/></text:p>
                  </text:list-item>
                </text:list>
              </text:list-item>
            </text:list>
          </draw:text-box>
        </draw:frame>
        <draw:custom-shape draw:style-name="gr7" draw:text-style-name="P40" draw:layer="layout" svg:width="0.508cm" svg:height="3.834cm" svg:x="18.166cm" svg:y="8.004cm">
          <text:p text:style-name="P39"><text:span text:style-name="T32"><text:s text:c="54"/></text:span><text:span text:style-name="T32">можно на уровне столбцов</text:span></text:p>
          <draw:enhanced-geometry svg:viewBox="0 0 21600 21600" draw:mirror-horizontal="false" draw:mirror-vertical="false" draw:glue-points="0 0 0 21600 21600 10800" draw:text-areas="0 ?f9 7800 ?f10" draw:type="right-brace" draw:modifiers="2316.5628074778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27">Привилегии устанавливают связь между субъектами (ролями) и объектами кластера. Они определяют действия, доступные для ролей в отношении этих объектов.</text:span></text:p>
              <text:p text:style-name="P19"><text:span text:style-name="T6">Список возможных привилегий отличается для объектов различных типов. Привилегии для основных типов объектов приведены на этом и следующем слайдах.</text:span></text:p>
              <text:p text:style-name="P19"><text:span text:style-name="T6">Больше всего привилегий определено для таблиц и представлений. Часть из них можно задать не только для всего отношения, но и для отдельных столбцов.</text:span></text:p>
              <text:p text:style-name="P19"><text:span text:style-name="T18"><text:a xlink:href="https://postgrespro.ru/docs/postgresql/16/ddl-priv" xlink:type="simple">https://postgrespro.ru/docs/postgresql/16/ddl-priv</text:a></text:span></text:p>
              <text:p text:style-name="P19"><text:span text:style-name="T18"><text:a xlink:href="https://postgrespro.ru/docs/postgresql/16/sql-grant" xlink:type="simple">https://postgrespro.ru/docs/postgresql/16/sql-grant</text:a></text:span></text:p>
              <text:p text:style-name="P19"><text:span text:style-name="T6"/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6" draw:text-style-name="P35" draw:layer="layout" svg:width="19.8cm" svg:height="1.741cm" svg:x="1.2cm" svg:y="0.737cm" presentation:class="title" presentation:user-transformed="true">
          <draw:text-box>
            <text:p><text:span text:style-name="T38">Привилегии</text:span></text:p>
          </draw:text-box>
        </draw:frame>
        <draw:frame presentation:style-name="pr7" draw:text-style-name="P42" draw:layer="layout" svg:width="25.6cm" svg:height="15.29cm" svg:x="1.2cm" svg:y="4.8cm" presentation:class="outline" presentation:user-transformed="true">
          <draw:text-box>
            <text:list text:style-name="L3">
              <text:list-item>
                <text:p text:style-name="P41"><text:span text:style-name="T10">Табличные пространства,</text:span><text:span text:style-name="T10"><text:line-break/></text:span><text:span text:style-name="T10">базы данных, схемы</text:span></text:p>
                <text:p text:style-name="P42"><text:span text:style-name="T41">Последовательности</text:span></text:p>
                <text:list>
                  <text:list-item>
                    <text:p text:style-name="P43"><text:span text:style-name="T15">SELECT</text:span><text:span text:style-name="T15"><text:tab/></text:span><text:span text:style-name="T16">currval</text:span><text:span text:style-name="T42"><text:tab/></text:span><text:span text:style-name="T42"><text:tab/></text:span></text:p>
                  </text:list-item>
                  <text:list-item>
                    <text:p text:style-name="P43"><text:span text:style-name="T15">UPDATE</text:span><text:span text:style-name="T15"><text:tab/></text:span><text:span text:style-name="T15"> </text:span><text:span text:style-name="T15"><text:tab/></text:span><text:span text:style-name="T16">nextval</text:span><text:span text:style-name="T16"><text:tab/></text:span><text:span text:style-name="T16">setval</text:span></text:p>
                  </text:list-item>
                  <text:list-item>
                    <text:p text:style-name="P44"><text:span text:style-name="T15">USAGE</text:span><text:span text:style-name="T15"><text:tab/></text:span><text:span text:style-name="T16">currval</text:span><text:span text:style-name="T16"><text:tab/></text:span><text:span text:style-name="T16">nextval</text:span></text:p>
                  </text:list-item>
                </text:list>
              </text:list-item>
            </text:list>
          </draw:text-box>
        </draw:frame>
        <draw:custom-shape draw:style-name="gr8" draw:text-style-name="P46" draw:layer="layout" svg:width="8.636cm" svg:height="9.2cm" svg:x="17.083cm" svg:y="4.013cm">
          <text:p text:style-name="P45"><text:span text:style-name="T43">база</text:span><text:span text:style-name="T44"> </text:span><text:span text:style-name="T43">дан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8" draw:layer="layout" svg:width="2.818cm" svg:height="5.523cm" svg:x="18.102cm" svg:y="7.138cm">
          <text:p text:style-name="P47"><text:span text:style-name="T6">схем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8" draw:layer="layout" svg:width="2.818cm" svg:height="3.491cm" svg:x="21.803cm" svg:y="9.17cm">
          <text:p text:style-name="P47"><text:span text:style-name="T6">pg_te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0" draw:layer="layout" svg:width="14.478cm" svg:height="1.778cm" svg:x="12.257cm" svg:y="9.772cm">
          <text:p text:style-name="P49"><text:span text:style-name="T45">табл.</text:span></text:p>
          <text:p text:style-name="P49"><text:span text:style-name="T45">пр-в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2" draw:layer="layout" svg:width="1.95cm" svg:height="0.858cm" svg:x="18.618cm" svg:y="10.326cm">
          <text:p text:style-name="P51"><text:span text:style-name="T46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2" draw:layer="layout" svg:width="1.943cm" svg:height="0.858cm" svg:x="18.518cm" svg:y="10.226cm">
          <text:p text:style-name="P51"><text:span text:style-name="T46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3" draw:layer="layout" svg:width="1.944cm" svg:height="0.858cm" svg:x="18.418cm" svg:y="10.126cm">
          <text:p text:style-name="P30"><text:span text:style-name="T47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1" draw:layer="layout" svg:width="2.283cm" svg:height="1.57cm" svg:x="18.402cm" svg:y="7.978cm">
          <text:p text:style-name="P30"><text:span text:style-name="T47">CREATE</text:span></text:p>
          <text:p text:style-name="P30"><text:span text:style-name="T47">US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9920.49036777583 29877.0210057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31" draw:layer="layout" svg:width="2.283cm" svg:height="0.871cm" svg:x="18.402cm" svg:y="5.7cm">
          <text:p text:style-name="P30"><text:span text:style-name="T47">CREAT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4469.3520140105 34133.94495412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52" draw:layer="layout" svg:width="1.95cm" svg:height="0.858cm" svg:x="22.319cm" svg:y="10.326cm">
          <text:p text:style-name="P51"><text:span text:style-name="T46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2" draw:layer="layout" svg:width="1.943cm" svg:height="0.858cm" svg:x="22.219cm" svg:y="10.226cm">
          <text:p text:style-name="P51"><text:span text:style-name="T46">таблиц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3" draw:layer="layout" svg:width="1.944cm" svg:height="0.858cm" svg:x="22.119cm" svg:y="10.126cm">
          <text:p text:style-name="P30"><text:span text:style-name="T47">объек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1" draw:layer="layout" svg:width="3.471cm" svg:height="0.871cm" svg:x="22.002cm" svg:y="7.7cm">
          <text:p text:style-name="P30"><text:span text:style-name="T47">TEMPORAR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146.54377880184 59499.08256880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31" draw:layer="layout" svg:width="2.283cm" svg:height="0.871cm" svg:x="14.402cm" svg:y="10.202cm">
          <text:p text:style-name="P30"><text:span text:style-name="T47">CREAT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7317.6882661997 7480.733944954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55" draw:layer="layout" svg:width="2.794cm" svg:height="0.866cm" svg:x="22.551cm" svg:y="4.43cm">
          <text:p text:style-name="P54"><text:span text:style-name="T48">CONN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6">Возможно, несколько неожиданный набор привилегий имеют последовательности. Выбирая нужные, можно разрешить или запретить доступ к трем управляющим функциям.</text:span></text:p>
              <text:p text:style-name="P19"><text:span text:style-name="T6">Для табличных пространств есть привилегия CREATE, разрешающая создание объектов в этом пространстве.</text:span></text:p>
              <text:p text:style-name="P19"><text:span text:style-name="T6">Для баз данных привилегия CREATE разрешает создавать схемы в этой БД, а для схемы привилегия CREATE разрешает создавать объекты</text:span><text:span text:style-name="T6"><text:line-break/></text:span><text:span text:style-name="T6">в этой схеме.</text:span></text:p>
              <text:p text:style-name="P19"><text:span text:style-name="T6">Поскольку точное имя схемы для временных объектов заранее неизвестно, привилегия на создание временных таблиц вынесена на уровень БД (TEMPORARY).</text:span></text:p>
              <text:p text:style-name="P19"><text:span text:style-name="T6">Привилегия USAGE схемы разрешает обращаться к объектам в этой схеме.</text:span></text:p>
              <text:p text:style-name="P19"><text:span text:style-name="T6">Привилегия CONNECT базы данных разрешает подключение к этой БД.</text:span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2">Категории ролей</text:span></text:p>
          </draw:text-box>
        </draw:frame>
        <draw:frame presentation:style-name="pr7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0">Суперпользователи</text:span></text:p>
                <text:list>
                  <text:list-item>
                    <text:p text:style-name="P11"><text:span text:style-name="T13">полный доступ ко всем объектам — проверки не выполняются</text:span></text:p>
                  </text:list-item>
                </text:list>
              </text:list-item>
              <text:list-item>
                <text:p text:style-name="P8"><text:span text:style-name="T31">Владельцы</text:span></text:p>
                <text:list>
                  <text:list-item>
                    <text:p text:style-name="P36"><text:span text:style-name="T13">изначально все привилегии для объекта (можно отозвать)</text:span></text:p>
                  </text:list-item>
                  <text:list-item>
                    <text:p text:style-name="P11"><text:span text:style-name="T13">действия со своими объектами, не регламентируемые привилегиями,</text:span><text:span text:style-name="T13"><text:line-break/></text:span><text:span text:style-name="T13">например: удаление, выдача и отзыв привилегий и т. п.</text:span></text:p>
                  </text:list-item>
                </text:list>
              </text:list-item>
              <text:list-item>
                <text:p text:style-name="P8"><text:span text:style-name="T31">Остальные роли</text:span></text:p>
                <text:list>
                  <text:list-item>
                    <text:p text:style-name="P36"><text:span text:style-name="T13">доступ в рамках выданных привилеги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text-style-name="P20" draw:layer="layout" svg:width="16.799cm" svg:height="14.721cm" svg:x="2.1cm" svg:y="14.107cm" presentation:class="notes" presentation:user-transformed="true">
            <draw:text-box>
              <text:p text:style-name="P19"><text:span text:style-name="T6">В целом можно сказать, что доступ роли к объекту определяется привилегиями. Но имеет смысл выделить три категории ролей</text:span><text:span text:style-name="T6"><text:line-break/></text:span><text:span text:style-name="T6">и рассмотреть их по отдельности:</text:span></text:p>
              <text:list text:style-name="L4">
                <text:list-item>
                  <text:p text:style-name="P56"><text:span text:style-name="T6">Роли с атрибутом SUPERUSER (суперпользователи). Такие роли могут делать все, что угодно — для них проверки разграничения доступа не выполняются.</text:span></text:p>
                </text:list-item>
                <text:list-item>
                  <text:p text:style-name="P56"><text:span text:style-name="T6">Владелец объекта. Изначально это роль, создавшая объект, хотя потом его можно сменить. Владельцем считается не только сама роль-владелец, но и любая другая роль, включенная в нее. Владелец объекта сразу получает полный набор привилегий для этого объекта.</text:span><text:span text:style-name="T6"><text:line-break/></text:span><text:span text:style-name="T6"><text:line-break/></text:span><text:span text:style-name="T6">В принципе, эти привилегии можно отозвать, но владелец объекта обладает также неотъемлемым правом совершать действия, не регламентируемые привилегиями. В частности, он может выдавать</text:span><text:span text:style-name="T6"><text:line-break/></text:span><text:span text:style-name="T6">и отзывать привилегии (в том числе и себе самому), удалять объект и т. п.</text:span></text:p>
                </text:list-item>
                <text:list-item>
                  <text:p text:style-name="P56"><text:span text:style-name="T6">Все остальные роли имеют доступ к объекту только в рамках выданных им привилегий.</text:span></text:p>
                </text:list-item>
              </text:list>
              <text:p text:style-name="P19"><text:span text:style-name="T6">Чтобы проверить, есть ли у роли необходимая привилегия в отношении некоторого объекта, можно воспользоваться функциями has_*_privilege:</text:span></text:p>
              <text:p text:style-name="P19"><text:span text:style-name="T18"><text:a xlink:href="https://postgrespro.ru/docs/postgresql/16/functions-info" xlink:type="simple">https://postgrespro.ru/docs/postgresql/16/functions-info</text:a></text:span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2">Управление привилегиями</text:span></text:p>
          </draw:text-box>
        </draw:frame>
        <draw:frame presentation:style-name="pr7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2"><text:span text:style-name="T10">Выдача привилегий</text:span></text:p>
                <text:list>
                  <text:list-item>
                    <text:p text:style-name="P57"><text:span text:style-name="T49">alice:</text:span><text:span text:style-name="T15"> GRANT </text:span><text:span text:style-name="T49">привилегии </text:span><text:span text:style-name="T15">ON </text:span><text:span text:style-name="T49">объект</text:span><text:span text:style-name="T15"> TO </text:span><text:span text:style-name="T49">bob</text:span><text:span text:style-name="T15">;</text:span></text:p>
                  </text:list-item>
                </text:list>
              </text:list-item>
              <text:list-item>
                <text:p text:style-name="P12"><text:span text:style-name="T50"/></text:p>
              </text:list-item>
              <text:list-item>
                <text:p text:style-name="P12"><text:span text:style-name="T50"/></text:p>
              </text:list-item>
              <text:list-item>
                <text:p text:style-name="P12"><text:span text:style-name="T50">Отзыв привилегий</text:span></text:p>
                <text:list>
                  <text:list-item>
                    <text:p text:style-name="P57"><text:span text:style-name="T49">alice:</text:span><text:span text:style-name="T15"> REVOKE </text:span><text:span text:style-name="T49">привилегии </text:span><text:span text:style-name="T15">ON </text:span><text:span text:style-name="T49">объект</text:span><text:span text:style-name="T15"> FROM </text:span><text:span text:style-name="T49">bob</text:span><text:span text:style-name="T15">;</text:span></text:p>
                  </text:list-item>
                </text:list>
              </text:list-item>
              <text:list-item>
                <text:p text:style-name="P12"><text:span text:style-name="T40"/></text:p>
              </text:list-item>
            </text:list>
          </draw:text-box>
        </draw:frame>
        <draw:custom-shape draw:style-name="gr19" draw:text-style-name="P59" xml:id="id1" draw:id="id1" draw:layer="layout" svg:width="3.048cm" svg:height="1.27cm" svg:x="2.54cm" svg:y="7.873cm">
          <text:p text:style-name="P58"><text:span text:style-name="T51">a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9" xml:id="id2" draw:id="id2" draw:layer="layout" svg:width="3.048cm" svg:height="1.27cm" svg:x="10.741cm" svg:y="7.874cm">
          <text:p text:style-name="P58"><text:span text:style-name="T51">b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1" draw:layer="layout" svg:x1="5.588cm" svg:y1="8.508cm" svg:x2="10.741cm" svg:y2="8.509cm" draw:start-shape="id1" draw:end-shape="id2" draw:end-glue-point="3" svg:d="M5588 8508h2577v1h2576" svg:viewBox="0 0 5154 2">
          <text:p text:style-name="P60"><text:span text:style-name="T52">привилегии</text:span></text:p>
          <text:p text:style-name="P60"><text:span text:style-name="T52">на</text:span><text:span text:style-name="T53"> </text:span><text:span text:style-name="T52">объект</text:span></text:p>
        </draw:connecto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6">Право выдачи и отзыва привилегий на объект имеет владелец этого объекта (и суперпользователь).</text:span></text:p>
              <text:p text:style-name="P19"><text:span text:style-name="T6">Синтаксис команд GRANT и REVOKE достаточно сложен и позволяет указывать как отдельные, так и все возможные привилегии; как отдельные объекты, так и группы объектов, входящие в определенные схемы и т. п.</text:span></text:p>
              <text:p text:style-name="P19"><text:span text:style-name="T18"><text:a xlink:href="https://postgrespro.ru/docs/postgresql/16/sql-grant" xlink:type="simple">https://postgrespro.ru/docs/postgresql/16/sql-grant</text:a></text:span></text:p>
              <text:p text:style-name="P19"><text:span text:style-name="T18"><text:a xlink:href="https://postgrespro.ru/docs/postgresql/16/sql-revoke" xlink:type="simple">https://postgrespro.ru/docs/postgresql/16/sql-revoke</text:a></text:span></text:p>
              <text:p text:style-name="P19"><text:span text:style-name="T6"/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7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1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custom-shape draw:style-name="gr21" draw:text-style-name="P63" draw:layer="layout" svg:width="7.9cm" svg:height="9.2cm" svg:x="18.89cm" svg:y="4.972cm">
          <text:p text:style-name="P62"><text:span text:style-name="T54">public</text:span></text:p>
          <draw:enhanced-geometry svg:viewBox="0 0 21600 21600" draw:path-stretchpoint-x="10800" draw:path-stretchpoint-y="10800" draw:text-areas="?f3 ?f4 ?f5 ?f6" draw:type="round-rectangle" draw:modifiers="1042.222472162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2">Включение роли в роль</text:span></text:p>
          </draw:text-box>
        </draw:frame>
        <draw:frame presentation:style-name="pr7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2"><text:span text:style-name="T10">Включение в роль</text:span></text:p>
                <text:list>
                  <text:list-item>
                    <text:p text:style-name="P64"><text:span text:style-name="T49">alice:</text:span><text:span text:style-name="T15"> GRANT </text:span><text:span text:style-name="T49">dba</text:span><text:span text:style-name="T15"> TO </text:span><text:span text:style-name="T49">bob</text:span><text:span text:style-name="T15">;</text:span></text:p>
                  </text:list-item>
                  <text:list-item>
                    <text:p text:style-name="P57"><text:span text:style-name="T16">псевдороль public неявно включает</text:span><text:span text:style-name="T16"><text:line-break/></text:span><text:span text:style-name="T16">в себя все остальные роли</text:span></text:p>
                  </text:list-item>
                </text:list>
              </text:list-item>
              <text:list-item>
                <text:p text:style-name="P16"><text:span text:style-name="T50">Исключение из роли</text:span></text:p>
                <text:list>
                  <text:list-item>
                    <text:p text:style-name="P57"><text:span text:style-name="T49">alice:</text:span><text:span text:style-name="T15"> REVOKE </text:span><text:span text:style-name="T49">dba</text:span><text:span text:style-name="T15"> FROM </text:span><text:span text:style-name="T49">bob</text:span><text:span text:style-name="T15">;</text:span></text:p>
                  </text:list-item>
                </text:list>
              </text:list-item>
              <text:list-item>
                <text:p text:style-name="P12"><text:span text:style-name="T55"/></text:p>
              </text:list-item>
            </text:list>
          </draw:text-box>
        </draw:frame>
        <draw:custom-shape draw:style-name="gr19" draw:text-style-name="P59" xml:id="id3" draw:id="id3" draw:layer="layout" svg:width="3.048cm" svg:height="1.27cm" svg:x="2.54cm" svg:y="7.874cm">
          <text:p text:style-name="P58"><text:span text:style-name="T51">a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9" xml:id="id4" draw:id="id4" draw:layer="layout" svg:width="3.048cm" svg:height="1.27cm" svg:x="8.841cm" svg:y="7.875cm">
          <text:p text:style-name="P58"><text:span text:style-name="T51">b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65" draw:layer="layout" svg:x1="5.588cm" svg:y1="8.509cm" svg:x2="8.841cm" svg:y2="8.51cm" draw:start-shape="id3" draw:end-shape="id4" draw:end-glue-point="3" svg:d="M5588 8509h1627v1h1626" svg:viewBox="0 0 3254 2">
          <text:p text:style-name="P60"><text:span text:style-name="T56">dba</text:span></text:p>
          <text:p text:style-name="P60"><text:span text:style-name="T57"/></text:p>
        </draw:connector>
        <draw:g draw:style-name="gr22">
          <draw:custom-shape draw:style-name="gr23" draw:text-style-name="P66" draw:layer="layout" svg:width="5.142cm" svg:height="3.534cm" svg:x="20.269cm" svg:y="9.472cm">
            <text:p text:style-name="P62"><text:span text:style-name="T54">dba</text:span></text:p>
            <draw:enhanced-geometry svg:viewBox="0 0 21600 21600" draw:path-stretchpoint-x="10800" draw:path-stretchpoint-y="10800" draw:text-areas="?f3 ?f4 ?f5 ?f6" draw:type="round-rectangle" draw:modifiers="1717.001414427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63" draw:layer="layout" svg:width="3.05cm" svg:height="1.27cm" svg:x="21.407cm" svg:y="11.091cm">
            <text:p text:style-name="P62"><text:span text:style-name="T58">bo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63" draw:layer="layout" svg:width="3.05cm" svg:height="1.27cm" svg:x="21.407cm" svg:y="7.191cm">
            <text:p text:style-name="P62"><text:span text:style-name="T58">ali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4" draw:text-style-name="P20" draw:layer="layout" svg:width="16.799cm" svg:height="15.321cm" svg:x="2.1cm" svg:y="14.107cm" presentation:class="notes" presentation:user-transformed="true">
            <draw:text-box>
              <text:p text:style-name="P19"><text:span text:style-name="T6">В любую роль могут быть включены другие роли. В таком случае роль выступает в качестве группы. Отдельного понятия «группа» в PostgreSQL нет.</text:span></text:p>
              <text:p text:style-name="P19"><text:span text:style-name="T6">Роль может быть включена в несколько ролей; включенная роль может, в свою очередь, включать в себя третьи роли, но циклы при этом не допускаются.</text:span></text:p>
              <text:p text:style-name="P19"><text:span text:style-name="T6">По умолчанию роль наследует привилегии роли, в которую она включена. Это поведение можно изменить, указав роли атрибут NOINHERIT — тогда, чтобы воспользоваться привилегиями включающей роли, надо будет явно переключиться на нее с помощью SET ROLE. Атрибуты ролей не наследуются, но можно переключиться на включающую роль и воспользоваться ее атрибутами.</text:span></text:p>
              <text:p text:style-name="P19"><text:span text:style-name="T17">Роли, включающие другие роли, обычно имеют атрибут NOLOGIN и называются «групповыми». Фактически это именованный набор привилегий, который удобно «выдать» обычной роли точно так же, как выдается одиночная привилегия. Это упрощает </text:span><text:span text:style-name="T6">управление доступом и администрирование.</text:span></text:p>
              <text:p text:style-name="P19"><text:span text:style-name="T6">Существует псевдороль public, которая неявно включает в себя все остальные роли. Если выдать какие-либо привилегии роли public, эти привилегии получат вообще все роли.</text:span></text:p>
              <text:p text:style-name="P19"><text:span text:style-name="T18"><text:a xlink:href="https://postgrespro.ru/docs/postgresql/16/role-membership" xlink:type="simple">https://postgrespro.ru/docs/postgresql/16/role-membership</text:a></text:span></text:p>
              <text:p text:style-name="P19"><text:span text:style-name="T6"/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2">Предопределенные роли</text:span></text:p>
          </draw:text-box>
        </draw:frame>
        <draw:frame presentation:style-name="pr7" draw:text-style-name="P6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67"><text:span text:style-name="T59">pg_read_all_settings</text:span><text:span text:style-name="T59"><text:tab/></text:span><text:span text:style-name="T60">чтение всех параметров сервера</text:span></text:p>
              </text:list-item>
              <text:list-item>
                <text:p text:style-name="P68"><text:span text:style-name="T59">pg_read_all_stats</text:span><text:span text:style-name="T59"><text:tab/></text:span><text:span text:style-name="T60">доступ к статистике</text:span></text:p>
              </text:list-item>
              <text:list-item>
                <text:p text:style-name="P67"><text:span text:style-name="T59">pg_stat_scan_tables</text:span><text:span text:style-name="T59"><text:tab/></text:span><text:span text:style-name="T60">мониторинг и блокировки таблиц</text:span></text:p>
              </text:list-item>
              <text:list-item>
                <text:p text:style-name="P69"><text:span text:style-name="T59">pg_read_all_data</text:span><text:span text:style-name="T59"><text:tab/></text:span><text:span text:style-name="T60">чтение данных из всех таблиц</text:span></text:p>
              </text:list-item>
              <text:list-item>
                <text:p text:style-name="P67"><text:span text:style-name="T59">pg_write_all_data</text:span><text:span text:style-name="T59"><text:tab/></text:span><text:span text:style-name="T60">изменение данных во всех таблицах</text:span></text:p>
              </text:list-item>
              <text:list-item>
                <text:p text:style-name="P69"><text:span text:style-name="T59">pg_read_server_files</text:span><text:span text:style-name="T59"><text:tab/></text:span><text:span text:style-name="T60">чтение файлов на сервере</text:span></text:p>
              </text:list-item>
              <text:list-item>
                <text:p text:style-name="P67"><text:span text:style-name="T59">pg_write_server_files</text:span><text:span text:style-name="T59"><text:tab/></text:span><text:span text:style-name="T60">запись в файлы на сервере</text:span></text:p>
              </text:list-item>
              <text:list-item>
                <text:p text:style-name="P67"><text:span text:style-name="T59">pg_execute_server_programs</text:span><text:span text:style-name="T59"><text:tab/></text:span><text:span text:style-name="T60">выполнение программ на сервере</text:span></text:p>
              </text:list-item>
              <text:list-item>
                <text:p text:style-name="P67"><text:span text:style-name="T59">...</text:span></text:p>
              </text:list-item>
              <text:list-item>
                <text:p text:style-name="P67"><text:span text:style-name="T61"/></text:p>
              </text:list-item>
            </text:list>
          </draw:text-box>
        </draw:frame>
        <draw:custom-shape draw:style-name="gr25" draw:text-style-name="P71" draw:layer="layout" svg:width="0.508cm" svg:height="3.24cm" svg:x="24.827cm" svg:y="5.167cm">
          <text:p text:style-name="P70"><text:span text:style-name="T16"/></text:p>
          <text:p text:style-name="P70"><text:span text:style-name="T62"><text:s/>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6" draw:text-style-name="P72" draw:layer="layout" svg:width="5.121cm" svg:height="1.344cm" draw:transform="rotate (1.5707963267949) translate (25.635cm 9.439cm)">
          <draw:text-box>
            <text:p><text:span text:style-name="T63">pg_moni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6">В PostgreSQL имеется набор предопределенных ролей, имеющих доступ к часто востребованным, но не общедоступным функциям</text:span><text:span text:style-name="T6"><text:line-break/></text:span><text:span text:style-name="T6">и данным. Членство в этих ролях может быть предоставлено обычным пользователям для решения ряда задач администрирования — чтобы избежать наделения этих пользователей суперпользовательскими полномочиями.</text:span></text:p>
              <text:p text:style-name="P19"><text:span text:style-name="T6">Количество предопределенных ролей увеличивается с каждой новой версией PostgreSQL. Полный список всех ролей, включая предопределенные, можно просмотреть с помощью команды \duS</text:span><text:span text:style-name="T6"><text:line-break/></text:span><text:span text:style-name="T6">в psql.</text:span></text:p>
              <text:p text:style-name="P19"><text:span text:style-name="T18"><text:a xlink:href="https://postgrespro.ru/docs/postgresql/16/predefined-roles" xlink:type="simple">https://postgrespro.ru/docs/postgresql/16/predefined-roles</text:a></text:span></text:p>
              <text:p text:style-name="P19"><text:span text:style-name="T6">Можно создавать и свои собственные «административные» роли, например, для выполнения задач резервного копирования.</text:span></text:p>
            </draw:text-box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7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1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6" draw:text-style-name="P35" draw:layer="layout" svg:width="19.8cm" svg:height="1.741cm" svg:x="1.2cm" svg:y="0.737cm" presentation:class="title" presentation:user-transformed="true">
          <draw:text-box>
            <text:p><text:span text:style-name="T38">Подпрограммы</text:span></text:p>
          </draw:text-box>
        </draw:frame>
        <draw:frame presentation:style-name="pr7" draw:text-style-name="P1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73"><text:span text:style-name="T41">Единственная привилегия для функций и процедур</text:span></text:p>
                <text:list>
                  <text:list-item>
                    <text:p text:style-name="P74"><text:span text:style-name="T64">EXECUTE</text:span><text:span text:style-name="T64"><text:tab/></text:span><text:span text:style-name="T65">выполнение</text:span></text:p>
                  </text:list-item>
                </text:list>
              </text:list-item>
              <text:list-item>
                <text:p text:style-name="P73"><text:span text:style-name="T21">Характеристики безопасности</text:span></text:p>
                <text:list>
                  <text:list-item>
                    <text:p text:style-name="P75"><text:span text:style-name="T64">SECURITY INVOKER</text:span><text:span text:style-name="T34"><text:tab/></text:span><text:span text:style-name="T34">выполняется с правами вызывающего</text:span><text:span text:style-name="T34"><text:line-break/></text:span><text:span text:style-name="T34"><text:tab/></text:span><text:span text:style-name="T34">(по умолчанию)</text:span></text:p>
                  </text:list-item>
                  <text:list-item>
                    <text:p text:style-name="P75"><text:span text:style-name="T64">SECURITY DEFINER</text:span><text:span text:style-name="T34"><text:tab/></text:span><text:span text:style-name="T34">выполняется с правами владельца</text:span></text:p>
                  </text:list-item>
                  <text:list-item>
                    <text:p text:style-name="P76"><text:span text:style-name="T3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20" draw:layer="layout" svg:width="16.799cm" svg:height="13.364cm" svg:x="2.1cm" svg:y="14.107cm" presentation:class="notes" presentation:user-transformed="true">
            <draw:text-box>
              <text:p text:style-name="P19"><text:span text:style-name="T6">Для функций и процедур есть единственная привилегия EXECUTE, разрешающая выполнение этой подпрограммы.</text:span></text:p>
              <text:p text:style-name="P19"><text:span text:style-name="T6">Тонкий момент связан с тем, от имени какого пользователя будет выполняться подпрограмма. Если подпрограмма объявлена как SECURITY INVOKER (по умолчанию), она выполняется с правами вызывающего пользователя. В этом случае операторы внутри подпрограммы смогут обращаться только к тем объектам, к которым</text:span><text:span text:style-name="T6"><text:line-break/></text:span><text:span text:style-name="T6">у вызывающего пользователя есть доступ.</text:span></text:p>
              <text:p text:style-name="P19"><text:span text:style-name="T6">Если же указать фразу SECURITY DEFINER, подпрограмма работает</text:span><text:span text:style-name="T6"><text:line-break/></text:span><text:span text:style-name="T6">с правами ее владельца. Это способ позволить другим пользователям выполнять определенные действия над объектами, к которым у них нет непосредственного доступа.</text:span></text:p>
              <text:p text:style-name="P19"><text:span text:style-name="T18"><text:a xlink:href="https://postgrespro.ru/docs/postgresql/16/sql-createfunction" xlink:type="simple">https://postgrespro.ru/docs/postgresql/16/sql-createfunction</text:a></text:span></text:p>
              <text:p text:style-name="P19"><text:span text:style-name="T18"><text:a xlink:href="https://postgrespro.ru/docs/postgresql/16/sql-createprocedure" xlink:type="simple">https://postgrespro.ru/docs/postgresql/16/sql-createprocedure</text:a></text:span></text:p>
              <text:p text:style-name="P19"><text:span text:style-name="T6"/></text:p>
              <text:p text:style-name="P19"><text:span text:style-name="T6"/></text:p>
              <text:p text:style-name="P19"><text:span text:style-name="T6"/></text:p>
            </draw:text-box>
          </draw:frame>
        </presentation:notes>
      </draw:page>
      <draw:page draw:name="page18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2">Привилегии по умолчанию</text:span></text:p>
          </draw:text-box>
        </draw:frame>
        <draw:frame presentation:style-name="pr7" draw:text-style-name="P7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2"><text:span text:style-name="T66">Привилегии псевдороли public</text:span></text:p>
                <text:list>
                  <text:list-item>
                    <text:p text:style-name="P77"><text:span text:style-name="T65">подключение к любой базе данных</text:span></text:p>
                  </text:list-item>
                  <text:list-item>
                    <text:p text:style-name="P77"><text:span text:style-name="T65">доступ к системному каталогу</text:span></text:p>
                  </text:list-item>
                  <text:list-item>
                    <text:p text:style-name="P12"><text:span text:style-name="T65">выполнение любых подпрограмм</text:span></text:p>
                  </text:list-item>
                  <text:list-item>
                    <text:p text:style-name="P57"><text:span text:style-name="T65">привилегии выдаются автоматически для каждого нового объекта</text:span></text:p>
                  </text:list-item>
                </text:list>
              </text:list-item>
              <text:list-item>
                <text:p text:style-name="P12"><text:span text:style-name="T66">Настраиваемые привилегии по умолчанию</text:span></text:p>
                <text:list>
                  <text:list-item>
                    <text:p text:style-name="P16"><text:span text:style-name="T65">возможность дополнительно выдать или отозвать привилегии</text:span><text:span text:style-name="T65"><text:line-break/></text:span><text:span text:style-name="T65">для вновь создаваемого объекта</text:span></text:p>
                  </text:list-item>
                  <text:list-item>
                    <text:p text:style-name="P16"><text:span text:style-name="T6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5" draw:text-style-name="P20" draw:layer="layout" svg:width="16.799cm" svg:height="14.921cm" svg:x="2.1cm" svg:y="14.107cm" presentation:class="notes" presentation:user-transformed="true">
            <draw:text-box>
              <text:p text:style-name="P19"><text:span text:style-name="T6">Как уже говорилось, псевдороль public включает в себя все остальные роли, которые, таким образом, пользуются всеми привилегиями, выданными для public.</text:span></text:p>
              <text:p text:style-name="P19"><text:span text:style-name="T6">При этом public имеет довольно широкий спектр привилегий по умолчанию. В частности:</text:span></text:p>
              <text:list text:style-name="L1">
                <text:list-item>
                  <text:p text:style-name="P18"><text:span text:style-name="T6">право подключения к любой базе данных (именно поэтому роль alice смогла подключиться к базе данных несмотря на то, что привилегия CONNECT не выдавалась ей явно);</text:span></text:p>
                </text:list-item>
                <text:list-item>
                  <text:p text:style-name="P18"><text:span text:style-name="T6">доступ к системному каталогу;</text:span></text:p>
                </text:list-item>
                <text:list-item>
                  <text:p text:style-name="P18"><text:span text:style-name="T6">выполнение любых подпрограмм.</text:span></text:p>
                </text:list-item>
              </text:list>
              <text:p text:style-name="P19"><text:span text:style-name="T6">Это, с одной стороны, позволяет комфортно работать, не задумываясь о привилегиях, а с другой — создает определенные сложности, если <text:s/>разграничение доступа действительно необходимо.</text:span></text:p>
              <text:p text:style-name="P19"><text:span text:style-name="T6">Описанные выше привилегии появляются у public автоматически при создании новых объектов. То есть недостаточно, например, просто отозвать у public привилегию EXECUTE на все подпрограммы: как только появится новая, public немедленно получает привилегию на ее выполнение.</text:span></text:p>
              <text:p text:style-name="P19"><text:span text:style-name="T6">Однако существует специальный механизм «привилегий по умолчанию», который позволяет автоматически выдавать и отзывать привилегии при создании нового объекта. Этот механизм можно использовать и для отзыва права выполнения функций у псевдороли public.</text:span></text:p>
              <text:p text:style-name="P19"><text:span text:style-name="T18"><text:a xlink:href="https://postgrespro.ru/docs/postgresql/16/sql-alterdefaultprivileges" xlink:type="simple">https://postgrespro.ru/docs/postgresql/16/sql-alterdefaultprivileges</text:a></text:span></text:p>
            </draw:text-box>
          </draw:frame>
        </presentation:notes>
      </draw:page>
      <draw:page draw:name="page19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7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1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3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67">Роли, атрибуты и привилегии — гибкий механизм,</text:span><text:span text:style-name="T67"><text:line-break/></text:span><text:span text:style-name="T67">позволяющий по-разному организовать работу</text:span></text:p>
                <text:list>
                  <text:list-item>
                    <text:p text:style-name="P36"><text:span text:style-name="T68">можно легко разрешить все всем</text:span></text:p>
                  </text:list-item>
                  <text:list-item>
                    <text:p text:style-name="P11"><text:span text:style-name="T68">можно строго разграничить доступ, если это необходимо</text:span></text:p>
                  </text:list-item>
                </text:list>
              </text:list-item>
              <text:list-item>
                <text:p text:style-name="P8"><text:span text:style-name="T67">При создании новых ролей надо позаботиться</text:span><text:span text:style-name="T67"><text:line-break/></text:span><text:span text:style-name="T67">о возможности их подключения к серверу</text:span></text:p>
              </text:list-item>
              <text:list-item>
                <text:p text:style-name="P8"><text:span text:style-name="T6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7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" presentation:presentation-page-layout-name="AL1T1">
        <office:forms form:automatic-focus="false" form:apply-design-mode="false"/>
        <draw:frame presentation:style-name="pr10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6" draw:text-style-name="P81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80"><text:span text:style-name="T69">Создайте две роли (пароль должен совпадать с именем):</text:span><text:span text:style-name="T69"><text:line-break/></text:span><text:span text:style-name="T70">–</text:span><text:span text:style-name="T71"> employee — сотрудник магазина,</text:span><text:span text:style-name="T71"><text:line-break/></text:span><text:span text:style-name="T70">– buyer — покупатель.</text:span><text:span text:style-name="T70"><text:line-break/></text:span><text:span text:style-name="T72"> </text:span><text:span text:style-name="T70"><text:line-break/></text:span><text:span text:style-name="T69">Убедитесь, что созданные роли могут подключиться к БД.</text:span></text:p>
              </text:list-item>
            </text:list>
            <text:list text:style-name="L6">
              <text:list-item>
                <text:p text:style-name="P80"><text:span text:style-name="T69">Отзовите у роли public права выполнения всех функций</text:span><text:span text:style-name="T69"><text:line-break/></text:span><text:span text:style-name="T69">и подключения к БД.</text:span></text:p>
              </text:list-item>
              <text:list-item>
                <text:p text:style-name="P80"><text:span text:style-name="T69">Разграничьте доступ таким образом, чтобы:</text:span><text:span text:style-name="T69"><text:line-break/></text:span><text:span text:style-name="T70">–</text:span><text:span text:style-name="T71"> сотрудник мог только заказывать книги, а также</text:span><text:span text:style-name="T71"><text:line-break/></text:span><text:span text:style-name="T73">–</text:span><text:span text:style-name="T74"> </text:span><text:span text:style-name="T71">добавлять</text:span><text:span text:style-name="T74"> </text:span><text:span text:style-name="T71">авторов и книги,</text:span><text:span text:style-name="T71"><text:line-break/></text:span><text:span text:style-name="T70">–</text:span><text:span text:style-name="T71"> покупатель мог только приобретать книги.</text:span><text:span text:style-name="T71"><text:line-break/></text:span><text:span text:style-name="T75"> </text:span><text:span text:style-name="T71"><text:line-break/></text:span><text:span text:style-name="T71">Проверьте выполненные настройки в приложении.</text:span><text:span text:style-name="T71"><text:line-break/></text:span><text:span text:style-name="T71"/></text:p>
              </text:list-item>
            </text:list>
          </draw:text-box>
        </draw:frame>
        <draw:g draw:name="book" draw:style-name="gr22">
          <draw:custom-shape draw:style-name="gr27" draw:text-style-name="P82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8" draw:text-style-name="P83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9" draw:text-style-name="P83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0" draw:text-style-name="P82" draw:layer="layout" svg:width="1.309cm" svg:height="0.703cm" draw:transform="rotate (1.5707963267949) translate (9.613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1" draw:text-style-name="P83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2" draw:text-style-name="P83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3" draw:text-style-name="P83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4" draw:text-style-name="P83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8" draw:text-style-name="P84" draw:layer="layout" svg:width="16.799cm" svg:height="15.121cm" svg:x="2.1cm" svg:y="14.107cm" presentation:class="notes" presentation:user-transformed="true">
            <draw:text-box>
              <text:p text:style-name="P19"><text:span text:style-name="T6">1. Сотрудник — внутренний пользователь приложения, аутентификация выполняется на уровне СУБД.</text:span></text:p>
              <text:p text:style-name="P19"><text:span text:style-name="T6">Покупатель — внешний пользователь. В реальном интернет-магазине управление такими пользователями ложится на приложение, а все запросы поступают в СУБД от одной «обобщенной» роли (buyer). Идентификатор конкретного покупателя может передаваться как параметр (но в нашем приложении мы этого не делаем).</text:span></text:p>
              <text:p text:style-name="P19"><text:span text:style-name="T6">3. Вообще говоря, разграничение доступа должно быть заложено,</text:span><text:span text:style-name="T6"><text:line-break/></text:span><text:span text:style-name="T6">в том числе, в приложение. В нашем учебном приложении разграничение не сделано специально: вместо этого на веб-странице можно явно выбрать роль, от имени которой пойдет запрос в СУБД.</text:span><text:span text:style-name="T6"><text:line-break/></text:span><text:span text:style-name="T6">Это позволяет посмотреть, как поведет себя серверная часть при некорректной работе приложения.</text:span></text:p>
              <text:p text:style-name="P19"><text:span text:style-name="T6">Итак, пользователям нужно выдать:</text:span></text:p>
              <text:list text:style-name="L1">
                <text:list-item>
                  <text:p text:style-name="P18"><text:span text:style-name="T6">Право подключения к БД bookstore и доступ к схеме bookstore.</text:span></text:p>
                </text:list-item>
                <text:list-item>
                  <text:p text:style-name="P18"><text:span text:style-name="T6">Доступ к представлениям, к которым происходит непосредственное обращение.</text:span></text:p>
                </text:list-item>
                <text:list-item>
                  <text:p text:style-name="P18"><text:span text:style-name="T6">Доступ к функциям, которые вызываются как часть API. Если оставить функции SECURITY INVOKER, придется выдавать доступ</text:span><text:span text:style-name="T6"><text:line-break/></text:span><text:span text:style-name="T6">и ко всем «нижележащим» объектам (таблицам, другим функциям). Однако удобнее просто объявить API-функции как SECURITY DEFINER.</text:span></text:p>
                </text:list-item>
              </text:list>
              <text:p text:style-name="P19"><text:span text:style-name="T6">Разумеется, ролям нужно выдать привилегии только на те объекты, доступ к которым у них должен быть.</text:span></text:p>
            </draw:text-box>
          </draw:frame>
        </presentation:notes>
      </draw:page>
      <draw:page draw:name="page22" draw:style-name="dp1" draw:master-page-name="master" presentation:presentation-page-layout-name="AL1T1">
        <office:forms form:automatic-focus="false" form:apply-design-mode="false"/>
        <draw:frame presentation:style-name="pr6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7" draw:text-style-name="P35" draw:layer="layout" svg:width="25.6cm" svg:height="14.4cm" svg:x="1.2cm" svg:y="4.8cm" presentation:class="outline" presentation:user-transformed="true">
          <draw:text-box>
            <text:p><text:span text:style-name="T69">Настройте привилегии таким образом, чтобы одни пользователи имели полный доступ к таблицам, а другие могли только запрашивать, но не изменять информацию.</text:span></text:p>
            <text:list text:style-name="L7">
              <text:list-item>
                <text:p text:style-name="P36"><text:span text:style-name="T76">Создайте новую базу данных и двух пользователей: writer и reader.</text:span></text:p>
              </text:list-item>
              <text:list-item>
                <text:p text:style-name="P36"><text:span text:style-name="T76">Отзовите у роли public все привилегии на схему public, выдайте роли writer обе привилегии, а роли reader — только usage.</text:span></text:p>
              </text:list-item>
              <text:list-item>
                <text:p text:style-name="P36"><text:span text:style-name="T77">Настройте привилегии по умолчанию так, чтобы роль reader получала доступ на чтение к таблицам </text:span><text:span text:style-name="T76">в схеме public, принадлежащим writer.</text:span></text:p>
              </text:list-item>
              <text:list-item>
                <text:p text:style-name="P36"><text:span text:style-name="T76">Создайте пользователя w1, включив его в роль writer, и пользователя r1, включив его в reader.</text:span></text:p>
              </text:list-item>
              <text:list-item>
                <text:p text:style-name="P36"><text:span text:style-name="T76">Под ролью writer создайте таблицу.</text:span></text:p>
              </text:list-item>
              <text:list-item>
                <text:p text:style-name="P36"><text:span text:style-name="T76">Убедитесь, что r1 имеет доступ к таблице только на чтение, а w1 имеет к ней полный доступ, включая удаление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8" draw:text-style-name="P79" draw:layer="layout" svg:width="16.799cm" svg:height="14.849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master" presentation:presentation-page-layout-name="AL1T1">
        <office:forms form:automatic-focus="false" form:apply-design-mode="false"/>
        <draw:frame presentation:style-name="pr6" draw:text-style-name="P85" draw:layer="layout" svg:width="19.8cm" svg:height="1.741cm" svg:x="1.2cm" svg:y="0.737cm" presentation:class="title" presentation:user-transformed="true">
          <draw:text-box>
            <text:p><text:span text:style-name="T78">Практика+</text:span></text:p>
          </draw:text-box>
        </draw:frame>
        <draw:frame presentation:style-name="pr19" draw:text-style-name="P86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80"><text:span text:style-name="T79">Зарегистрируйте пользовательские роли alice и bob.</text:span></text:p>
              </text:list-item>
              <text:list-item>
                <text:p text:style-name="P80"><text:span text:style-name="T79">Отредактируйте файл pg_hba.conf так, чтобы беспарольный вход был разрешен лишь для пользователей postgres и student. Убедитесь, что доступ для </text:span><text:span text:style-name="T80">alice и bob запрещен.</text:span></text:p>
              </text:list-item>
              <text:list-item>
                <text:p text:style-name="P80"><text:span text:style-name="T80">Для пользователей alice и bob включите разрешение входить в сеанс, используя метод peer. Проверьте невозможность входа в сеанс без создания отображения на пользователя ОС. Для alice создайте такое отображение.</text:span></text:p>
              </text:list-item>
              <text:list-item>
                <text:p text:style-name="P80"><text:span text:style-name="T80">Проверьте возможность использовать одно и то же отображение для разных ролей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89" draw:layer="layout" svg:width="16.799cm" svg:height="13.364cm" svg:x="2.1cm" svg:y="14.107cm" presentation:class="notes" presentation:user-transformed="true">
            <draw:text-box>
              <text:p text:style-name="P87"><text:span text:style-name="T81">2. С помощью текстового редактора вставьте перед первой незакомментированной директивой в pg_hba.conf</text:span></text:p>
              <text:p text:style-name="P87"><text:span text:style-name="T82">local all postgres,student trust</text:span></text:p>
              <text:p text:style-name="P88"><text:span text:style-name="T81">Перечитайте конфигурацию.</text:span></text:p>
              <text:p text:style-name="P88"><text:span text:style-name="T81"/></text:p>
              <text:p text:style-name="P88"><text:span text:style-name="T81">3. Отредактируйте вставленную в pg_hba.conf директиву, заменив ее следующим:</text:span></text:p>
              <text:p text:style-name="P88"><text:span text:style-name="T82">local all postgres,student trust</text:span><text:span text:style-name="T82"><text:line-break/></text:span><text:span text:style-name="T82">local all alice,bob peer</text:span></text:p>
              <text:p text:style-name="P88"><text:span text:style-name="T81">В конец файла pg_ident.conf добавьте:</text:span></text:p>
              <text:p text:style-name="P88"><text:span text:style-name="T82">stmap student alice</text:span></text:p>
              <text:p text:style-name="P88"><text:span text:style-name="T81"/></text:p>
              <text:p text:style-name="P88"><text:span text:style-name="T81">4. Чтобы роли alice и bob использовали одно отображение, содержимое pg_ident.conf должно быть следующим:</text:span></text:p>
              <text:p text:style-name="P88"><text:span text:style-name="T82">stmap student alice</text:span><text:span text:style-name="T82"><text:line-break/></text:span><text:span text:style-name="T82">stmap student bob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pitch="fixed"/>
    <style:font-face style:name="Liberation Mono2" svg:font-family="'Liberation Mono'" style:font-family-generic="modern" style:font-pitch="fixed"/>
    <style:font-face style:name="Liberation Mono3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adornments="Regular" style:font-family-generic="swiss"/>
    <style:font-face style:name="Liberation Serif" svg:font-family="'Liberation Serif'" style:font-adornments="Regular" style:font-family-generic="roman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  <style:font-face style:name="Symbola" svg:font-family="Symbola" style:font-adornments="Regular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3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3" fo:font-family="'Liberation Mono', 'Courier New'" style:font-family-generic="modern" style:font-pitch="fixed" fo:font-size="10pt" style:font-name-asian="Liberation Mono3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2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CBE1639B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3DT20M43S</meta:editing-duration>
    <meta:editing-cycles>207</meta:editing-cycles>
    <meta:generator>LibreOffice/24.2.6.2$Linux_X86_64 LibreOffice_project/420$Build-2</meta:generator>
    <dc:date>2024-11-22T10:47:40.347709201</dc:date>
    <meta:document-statistic meta:object-count="174"/>
    <meta:template xlink:type="simple" xlink:actuate="onRequest" xlink:title="master" xlink:href="../../../../../.config/libreoffice/4/user/template/master.otp" meta:date="2015-06-03T14:43:56.815095550"/>
  </office:meta>
</office:document-meta>
</file>